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2" svg:font-family="Verdana"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bf0bee"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c82f57"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c82f57"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bf0bee"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30d2370"/>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2fe14bb"/>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4"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35a4752"/>
    </style:style>
    <style:style style:name="P1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0ac1669" officeooo:paragraph-rsid="02bf8be2" style:font-size-asian="8pt" style:font-size-complex="8pt"/>
    </style:style>
    <style:style style:name="P1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2bf8be2" officeooo:paragraph-rsid="02bf8be2" style:font-size-asian="8pt" style:font-size-complex="8pt"/>
    </style:style>
    <style:style style:name="P18"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19"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81bdeb"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2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1b412f6"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ccad1" officeooo:paragraph-rsid="03517743" style:font-size-asian="8pt" style:font-weight-asian="normal" style:font-size-complex="8pt" style:font-weight-complex="normal"/>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1a30cc6"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296436a"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296436a"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35"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96436a" style:font-size-asian="8pt" style:font-size-complex="8pt"/>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ac8d51" style:font-size-asian="8pt" style:font-size-complex="8pt"/>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c1669" officeooo:paragraph-rsid="02ac8d51" style:font-size-asian="8pt" style:font-size-complex="8pt"/>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4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68d63f" style:font-size-asian="8pt" style:font-size-complex="8pt"/>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ff82e" officeooo:paragraph-rsid="033ff82e" style:font-size-asian="8pt" style:font-size-complex="8pt"/>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68d63f" officeooo:paragraph-rsid="0368d63f" style:font-size-asian="8pt" style:font-size-complex="8pt"/>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fcff72" officeooo:paragraph-rsid="02ac8d51" style:font-size-asian="8pt" style:font-size-complex="8pt"/>
    </style:style>
    <style:style style:name="P44" style:family="paragraph" style:parent-style-name="Standard">
      <style:paragraph-properties fo:margin-left="0.4925in" fo:margin-right="0in" fo:margin-top="0in" fo:margin-bottom="0in" loext:contextual-spacing="false" fo:text-indent="0in" style:auto-text-indent="false"/>
      <style:text-properties style:font-name="Verdana" officeooo:rsid="0257da26" officeooo:paragraph-rsid="02fe14bb"/>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dcfd3" officeooo:paragraph-rsid="018dcfd3"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35aace0" style:font-size-asian="8pt" style:font-weight-asian="normal" style:font-size-complex="8pt" style:font-weight-complex="normal"/>
    </style:style>
    <style:style style:name="P4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a68ed6" style:font-size-asian="8pt" style:font-weight-asian="normal" style:font-size-complex="8pt" style:font-weight-complex="normal"/>
    </style:style>
    <style:style style:name="P4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c4a36" style:font-size-asian="8pt" style:font-weight-asian="normal" style:font-size-complex="8pt" style:font-weight-complex="normal"/>
    </style:style>
    <style:style style:name="P5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e226f" style:font-size-asian="8pt" style:font-weight-asian="normal" style:font-size-complex="8pt" style:font-weight-complex="normal"/>
    </style:style>
    <style:style style:name="P5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b82ce6" style:font-size-asian="8pt" style:font-weight-asian="normal" style:font-size-complex="8pt" style:font-weight-complex="normal"/>
    </style:style>
    <style:style style:name="P5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5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5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5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5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1218d8" style:font-size-asian="8pt" style:font-weight-asian="normal" style:font-size-complex="8pt" style:font-weight-complex="normal"/>
    </style:style>
    <style:style style:name="P5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339d817" style:font-size-asian="8pt" style:font-weight-asian="normal" style:font-size-complex="8pt" style:font-weight-complex="normal"/>
    </style:style>
    <style:style style:name="P6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officeooo:rsid="0160999c" officeooo:paragraph-rsid="030f26c4" style:font-size-asian="8pt" style:font-size-complex="8pt"/>
    </style:style>
    <style:style style:name="P61" style:family="paragraph" style:parent-style-name="Standard">
      <style:paragraph-properties fo:margin-left="0.4925in" fo:margin-right="0in" fo:margin-top="0in" fo:margin-bottom="0in" loext:contextual-spacing="false" fo:text-indent="0in" style:auto-text-indent="false"/>
      <style:text-properties style:font-name="Andale Mono" officeooo:rsid="02d61975" officeooo:paragraph-rsid="02d61975"/>
    </style:style>
    <style:style style:name="P62" style:family="paragraph" style:parent-style-name="Standard">
      <style:paragraph-properties fo:margin-left="0.4925in" fo:margin-right="0in" fo:margin-top="0in" fo:margin-bottom="0in" loext:contextual-spacing="false" fo:text-indent="0in" style:auto-text-indent="false"/>
      <style:text-properties style:font-name="Andale Mono" officeooo:rsid="0257da26" officeooo:paragraph-rsid="02fe14bb"/>
    </style:style>
    <style:style style:name="P63"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64"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6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de65b" officeooo:paragraph-rsid="027daefc" style:font-size-asian="8pt" style:font-weight-asian="normal" style:font-size-complex="8pt" style:font-weight-complex="normal"/>
    </style:style>
    <style:style style:name="P66"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67"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68"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Andale Mono" fo:font-size="8pt" fo:language="es" fo:country="AR" style:text-underline-style="none" fo:font-weight="normal" officeooo:rsid="021a833d" officeooo:paragraph-rsid="038d22d3" style:font-size-asian="8pt" style:font-weight-asian="normal" style:font-size-complex="8pt" style:font-weight-complex="normal"/>
    </style:style>
    <style:style style:name="P69"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70"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71"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38f5436" officeooo:paragraph-rsid="038f5436" style:font-size-asian="8pt" style:font-weight-asian="normal" style:font-size-complex="8pt" style:font-weight-complex="normal"/>
    </style:style>
    <style:style style:name="P72"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73"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1792f1b"/>
    </style:style>
    <style:style style:name="P74"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12e84dc" style:font-size-asian="8pt" style:font-size-complex="8pt"/>
    </style:style>
    <style:style style:name="P75"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296436a" style:font-size-asian="8pt" style:font-size-complex="8pt"/>
    </style:style>
    <style:style style:name="P76" style:family="paragraph" style:parent-style-name="Text_20_body" style:master-page-name="">
      <style:paragraph-properties fo:margin-left="0.4925in" fo:margin-right="0in" fo:margin-top="0in" fo:margin-bottom="0in" loext:contextual-spacing="false" fo:text-align="justify" style:justify-single-word="false"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77"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officeooo:rsid="0257da26" officeooo:paragraph-rsid="02fe14bb"/>
    </style:style>
    <style:style style:name="P78"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7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fb42ba" officeooo:paragraph-rsid="00fe19c9" style:font-size-asian="8pt" style:font-size-complex="8pt"/>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8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1de9c53" style:font-size-asian="8pt" style:font-size-complex="8pt"/>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12e84dc" style:font-size-asian="8pt" style:font-size-complex="8pt"/>
    </style:style>
    <style:style style:name="P8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ac8d51" style:font-size-asian="8pt" style:font-size-complex="8pt"/>
    </style:style>
    <style:style style:name="P8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67442" officeooo:paragraph-rsid="02ac8d51" style:font-size-asian="8pt" style:font-size-complex="8pt"/>
    </style:style>
    <style:style style:name="P8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8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b228a4" officeooo:paragraph-rsid="02b228a4" style:font-size-asian="8pt" style:font-size-complex="8pt"/>
    </style:style>
    <style:style style:name="P8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cd2a6e" officeooo:paragraph-rsid="02ceb166" style:font-size-asian="8pt" style:font-size-complex="8pt"/>
    </style:style>
    <style:style style:name="P8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style="italic" officeooo:rsid="0296436a" officeooo:paragraph-rsid="0296436a" style:font-size-asian="8pt" style:font-style-asian="italic" style:font-size-complex="8pt" style:font-style-complex="italic"/>
    </style:style>
    <style:style style:name="P9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style="italic" officeooo:rsid="02467442" officeooo:paragraph-rsid="02ac8d51" style:font-size-asian="8pt" style:font-style-asian="italic" style:font-size-complex="8pt" style:font-style-complex="italic"/>
    </style:style>
    <style:style style:name="P9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792f1b" officeooo:paragraph-rsid="018aa4ea" style:font-size-asian="8pt" style:font-weight-asian="normal" style:font-size-complex="8pt" style:font-weight-complex="normal"/>
    </style:style>
    <style:style style:name="P9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9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9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18dcfd3" style:font-size-asian="8pt" style:font-weight-asian="normal" style:font-size-complex="8pt" style:font-weight-complex="normal"/>
    </style:style>
    <style:style style:name="P9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18dcfd3" style:font-size-asian="8pt" style:font-weight-asian="normal" style:font-size-complex="8pt" style:font-weight-complex="normal"/>
    </style:style>
    <style:style style:name="P9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a4b93d" style:font-size-asian="8pt" style:font-weight-asian="normal" style:font-size-complex="8pt" style:font-weight-complex="normal"/>
    </style:style>
    <style:style style:name="P9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0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1b4cced" style:font-size-asian="8pt" style:font-weight-asian="normal" style:font-size-complex="8pt" style:font-weight-complex="normal"/>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1b412f6" style:font-size-asian="8pt" style:font-weight-asian="normal" style:font-size-complex="8pt" style:font-weight-complex="normal"/>
    </style:style>
    <style:style style:name="P10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1b4cced" style:font-size-asian="8pt" style:font-weight-asian="normal" style:font-size-complex="8pt" style:font-weight-complex="normal"/>
    </style:style>
    <style:style style:name="P10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1ac3b5b" style:font-size-asian="8pt" style:font-weight-asian="normal" style:font-size-complex="8pt" style:font-weight-complex="normal"/>
    </style:style>
    <style:style style:name="P10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16ab88" officeooo:paragraph-rsid="027ccad1" style:font-size-asian="8pt" style:font-weight-asian="normal" style:font-size-complex="8pt" style:font-weight-complex="normal"/>
    </style:style>
    <style:style style:name="P10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339d817" officeooo:paragraph-rsid="0339d817" style:font-size-asian="8pt" style:font-weight-asian="normal" style:font-size-complex="8pt" style:font-weight-complex="normal"/>
    </style:style>
    <style:style style:name="P10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ed34b" officeooo:paragraph-rsid="027ccad1" style:font-size-asian="8pt" style:font-weight-asian="normal" style:font-size-complex="8pt" style:font-weight-complex="normal"/>
    </style:style>
    <style:style style:name="P10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38a1290" officeooo:paragraph-rsid="038a1290" style:font-size-asian="8pt" style:font-weight-asian="normal" style:font-size-complex="8pt" style:font-weight-complex="normal"/>
    </style:style>
    <style:style style:name="P10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0fe19c9" style:font-size-asian="8pt" style:font-size-complex="8pt"/>
    </style:style>
    <style:style style:name="P10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0af607" style:font-size-asian="8pt" style:font-size-complex="8pt"/>
    </style:style>
    <style:style style:name="P11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274700" style:font-size-asian="8pt" style:font-size-complex="8pt"/>
    </style:style>
    <style:style style:name="P11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3da2fa" style:font-size-asian="8pt" style:font-size-complex="8pt"/>
    </style:style>
    <style:style style:name="P11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a30cc6" style:font-size-asian="8pt" style:font-size-complex="8pt"/>
    </style:style>
    <style:style style:name="P113"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58795"/>
    </style:style>
    <style:style style:name="P114"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61edb"/>
    </style:style>
    <style:style style:name="P115"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3061edb"/>
    </style:style>
    <style:style style:name="P116" style:family="paragraph" style:parent-style-name="Standard">
      <style:paragraph-properties fo:margin-left="0in" fo:margin-right="0in" fo:margin-top="0in" fo:margin-bottom="0in" loext:contextual-spacing="false" fo:text-indent="0in" style:auto-text-indent="false"/>
      <style:text-properties style:font-name="Verdana" officeooo:rsid="0307b49f" officeooo:paragraph-rsid="0307b49f"/>
    </style:style>
    <style:style style:name="P117" style:family="paragraph" style:parent-style-name="Standard">
      <style:paragraph-properties fo:margin-left="0in" fo:margin-right="0in" fo:margin-top="0in" fo:margin-bottom="0in" loext:contextual-spacing="false" fo:text-indent="0in" style:auto-text-indent="false"/>
      <style:text-properties style:font-name="Verdana" officeooo:rsid="030824ce" officeooo:paragraph-rsid="030824ce"/>
    </style:style>
    <style:style style:name="P118"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119"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61edb"/>
    </style:style>
    <style:style style:name="P120"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58795"/>
    </style:style>
    <style:style style:name="P12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16c0b83" style:font-size-asian="8pt" style:font-weight-asian="normal" style:font-size-complex="8pt" style:font-weight-complex="normal"/>
    </style:style>
    <style:style style:name="P12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2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2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2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13da2fa"/>
    </style:style>
    <style:style style:name="P12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3767d" officeooo:paragraph-rsid="027ccad1" style:font-size-asian="8pt" style:font-weight-asian="normal" style:font-size-complex="8pt" style:font-weight-complex="normal"/>
    </style:style>
    <style:style style:name="P12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12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2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3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31"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32"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1b25004" style:font-size-asian="8pt" style:font-weight-asian="normal" style:font-size-complex="8pt" style:font-weight-complex="normal"/>
    </style:style>
    <style:style style:name="P133"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34" style:family="paragraph" style:parent-style-name="Text_20_body">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135"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36"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216ab88" officeooo:paragraph-rsid="026d94bf" style:font-size-asian="8pt" style:font-weight-asian="normal" style:font-size-complex="8pt" style:font-weight-complex="normal"/>
    </style:style>
    <style:style style:name="P137"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38"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39"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40"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4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4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e34c1" style:font-size-asian="8pt" style:font-weight-asian="normal" style:font-size-complex="8pt" style:font-weight-complex="normal"/>
    </style:style>
    <style:style style:name="P143"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68efa" officeooo:paragraph-rsid="02268efa" style:font-size-asian="8pt" style:font-weight-asian="normal" style:font-size-complex="8pt" style:font-weight-complex="normal"/>
    </style:style>
    <style:style style:name="P14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7880" officeooo:paragraph-rsid="021e34c1" style:font-size-asian="8pt" style:font-weight-asian="normal" style:font-size-complex="8pt" style:font-weight-complex="normal"/>
    </style:style>
    <style:style style:name="P145"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38f5436" officeooo:paragraph-rsid="038f5436" style:font-size-asian="8pt" style:font-weight-asian="normal" style:font-size-complex="8pt" style:font-weight-complex="normal"/>
    </style:style>
    <style:style style:name="P146"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38f8df5" officeooo:paragraph-rsid="038f8df5" style:font-size-asian="8pt" style:font-weight-asian="normal" style:font-size-complex="8pt" style:font-weight-complex="normal"/>
    </style:style>
    <style:style style:name="P147" style:family="paragraph" style:parent-style-name="Standard">
      <style:paragraph-properties fo:margin-left="0in" fo:margin-right="0in" fo:margin-top="0in" fo:margin-bottom="0in" loext:contextual-spacing="false" fo:text-align="justify" style:justify-single-word="false" fo:keep-together="auto" fo:orphans="2" fo:widows="2" fo:text-indent="0in" style:auto-text-indent="false" fo:keep-with-next="auto"/>
      <style:text-properties style:font-name="Verdana" fo:font-size="8pt" fo:language="en" fo:country="US" fo:font-style="italic" officeooo:rsid="01de9c53" officeooo:paragraph-rsid="01de9c53" style:font-size-asian="8pt" style:font-style-asian="italic" style:font-size-complex="8pt" style:font-style-complex="italic"/>
    </style:style>
    <style:style style:name="P148" style:family="paragraph" style:parent-style-name="Standard">
      <style:paragraph-properties fo:margin-top="0in" fo:margin-bottom="0in" loext:contextual-spacing="false"/>
    </style:style>
    <style:style style:name="P149"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1f938db" style:font-size-asian="8pt" style:font-size-complex="8pt"/>
    </style:style>
    <style:style style:name="P150"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0a50487" style:font-size-asian="8pt" style:font-size-complex="8pt"/>
    </style:style>
    <style:style style:name="P15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5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a8295" officeooo:paragraph-rsid="00bd13bc" style:font-size-asian="8pt" style:font-size-complex="8pt"/>
    </style:style>
    <style:style style:name="P15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5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bd13bc" style:font-size-asian="8pt" style:font-size-complex="8pt"/>
    </style:style>
    <style:style style:name="P15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25da0e1" style:font-size-asian="8pt" style:font-size-complex="8pt"/>
    </style:style>
    <style:style style:name="P15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5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c3f03e" officeooo:paragraph-rsid="00c3f03e" style:font-size-asian="8pt" style:font-size-complex="8pt"/>
    </style:style>
    <style:style style:name="P158"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16350f2" officeooo:paragraph-rsid="016350f2" style:font-size-asian="8pt" style:font-size-complex="8pt"/>
    </style:style>
    <style:style style:name="P159"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561d6e" officeooo:paragraph-rsid="0270e932" style:font-size-asian="8pt" style:font-size-complex="8pt"/>
    </style:style>
    <style:style style:name="P160"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61" style:family="paragraph" style:parent-style-name="Standard">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16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44b3b6" officeooo:paragraph-rsid="00ac4ec5" style:font-size-asian="8pt" style:font-size-complex="8pt"/>
    </style:style>
    <style:style style:name="P163"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0b11706" officeooo:paragraph-rsid="02ac8d51" style:font-size-asian="8pt" style:font-size-complex="8pt"/>
    </style:style>
    <style:style style:name="P16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51d1fd" officeooo:paragraph-rsid="02bf8be2" style:font-size-asian="8pt" style:font-size-complex="8pt"/>
    </style:style>
    <style:style style:name="P16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66"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f9a46f" officeooo:paragraph-rsid="02f9a46f" style:font-size-asian="8pt" style:font-size-complex="8pt"/>
    </style:style>
    <style:style style:name="P167" style:family="paragraph" style:parent-style-name="Standard">
      <style:paragraph-properties fo:margin-top="0in" fo:margin-bottom="0in" loext:contextual-spacing="false"/>
      <style:text-properties style:font-name="Verdana" fo:font-size="8pt" fo:language="en" fo:country="US" officeooo:rsid="01f938db" officeooo:paragraph-rsid="035fb467" style:font-size-asian="8pt" style:font-size-complex="8pt"/>
    </style:style>
    <style:style style:name="P168" style:family="paragraph" style:parent-style-name="Standard">
      <style:paragraph-properties fo:margin-top="0in" fo:margin-bottom="0in" loext: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169" style:family="paragraph" style:parent-style-name="Standard">
      <style:paragraph-properties fo:margin-top="0in" fo:margin-bottom="0in" loext: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170"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17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7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0c68d2f" style:font-size-asian="8pt" style:font-weight-asian="normal" style:font-size-complex="8pt" style:font-weight-complex="normal"/>
    </style:style>
    <style:style style:name="P17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74"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fo:font-style="italic" officeooo:rsid="00b11706" officeooo:paragraph-rsid="02ac8d51" style:font-size-asian="8pt" style:font-style-asian="italic" style:font-size-complex="8pt" style:font-style-complex="italic"/>
    </style:style>
    <style:style style:name="P175" style:family="paragraph" style:parent-style-name="Standard">
      <style:paragraph-properties fo:margin-top="0in" fo:margin-bottom="0in" loext:contextual-spacing="false" fo:text-align="justify" style:justify-single-word="false"/>
      <style:text-properties officeooo:paragraph-rsid="01f060a7"/>
    </style:style>
    <style:style style:name="P176" style:family="paragraph" style:parent-style-name="Standard">
      <style:paragraph-properties fo:margin-top="0in" fo:margin-bottom="0in" loext:contextual-spacing="false"/>
      <style:text-properties officeooo:paragraph-rsid="029bd4b4"/>
    </style:style>
    <style:style style:name="P177" style:family="paragraph" style:parent-style-name="Standard">
      <style:paragraph-properties fo:margin-top="0in" fo:margin-bottom="0in" loext:contextual-spacing="false"/>
      <style:text-properties officeooo:paragraph-rsid="02e3d038"/>
    </style:style>
    <style:style style:name="P178" style:family="paragraph" style:parent-style-name="Standard">
      <style:paragraph-properties fo:margin-top="0in" fo:margin-bottom="0in" loext:contextual-spacing="false"/>
      <style:text-properties style:font-name="Andale Mono" officeooo:rsid="0257da26" officeooo:paragraph-rsid="02fe14bb"/>
    </style:style>
    <style:style style:name="P179" style:family="paragraph" style:parent-style-name="Standard">
      <style:paragraph-properties fo:margin-top="0in" fo:margin-bottom="0in" loext: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80" style:family="paragraph" style:parent-style-name="Standard">
      <style:paragraph-properties fo:margin-top="0in" fo:margin-bottom="0in" loext:contextual-spacing="false"/>
      <style:text-properties officeooo:rsid="031832f8" officeooo:paragraph-rsid="031832f8"/>
    </style:style>
    <style:style style:name="P181" style:family="paragraph" style:parent-style-name="Standard">
      <style:paragraph-properties fo:margin-top="0in" fo:margin-bottom="0in" loext:contextual-spacing="false"/>
      <style:text-properties officeooo:paragraph-rsid="03227154"/>
    </style:style>
    <style:style style:name="P182" style:family="paragraph" style:parent-style-name="Standard">
      <style:paragraph-properties fo:margin-top="0in" fo:margin-bottom="0in" loext:contextual-spacing="false"/>
      <style:text-properties officeooo:paragraph-rsid="032a1d90"/>
    </style:style>
    <style:style style:name="P183" style:family="paragraph" style:parent-style-name="Standard">
      <style:paragraph-properties fo:margin-top="0in" fo:margin-bottom="0in" loext:contextual-spacing="false"/>
      <style:text-properties officeooo:rsid="032ae979" officeooo:paragraph-rsid="032ae979"/>
    </style:style>
    <style:style style:name="P184" style:family="paragraph" style:parent-style-name="Standard">
      <style:paragraph-properties fo:margin-top="0in" fo:margin-bottom="0in" loext:contextual-spacing="false"/>
      <style:text-properties officeooo:rsid="035a4752" officeooo:paragraph-rsid="035a4752"/>
    </style:style>
    <style:style style:name="P185" style:family="paragraph" style:parent-style-name="Standard">
      <style:paragraph-properties fo:margin-top="0in" fo:margin-bottom="0in" loext:contextual-spacing="false"/>
      <style:text-properties officeooo:rsid="035d5d5e" officeooo:paragraph-rsid="035aace0"/>
    </style:style>
    <style:style style:name="P186" style:family="paragraph" style:parent-style-name="Standard">
      <style:paragraph-properties fo:margin-top="0in" fo:margin-bottom="0in" loext:contextual-spacing="false"/>
      <style:text-properties officeooo:paragraph-rsid="035fb467"/>
    </style:style>
    <style:style style:name="P187" style:family="paragraph" style:parent-style-name="Standard">
      <style:paragraph-properties fo:margin-top="0in" fo:margin-bottom="0in" loext:contextual-spacing="false"/>
      <style:text-properties officeooo:paragraph-rsid="03956afe"/>
    </style:style>
    <style:style style:name="P188" style:family="paragraph" style:parent-style-name="Standard">
      <style:paragraph-properties fo:margin-top="0in" fo:margin-bottom="0in" loext:contextual-spacing="false"/>
      <style:text-properties officeooo:rsid="02e1304f" officeooo:paragraph-rsid="02e3d038"/>
    </style:style>
    <style:style style:name="P189" style:family="paragraph" style:parent-style-name="Standard">
      <style:paragraph-properties fo:margin-top="0in" fo:margin-bottom="0in" loext:contextual-spacing="false" fo:text-align="justify" style:justify-single-word="false" fo:orphans="0" fo:widows="0" fo:keep-with-next="always"/>
      <style:text-properties style:font-name="Verdana" fo:font-size="8pt" fo:language="en" fo:country="US" officeooo:rsid="01d9ea38" officeooo:paragraph-rsid="02bf8be2" style:font-size-asian="8pt" style:font-size-complex="8pt"/>
    </style:style>
    <style:style style:name="P190" style:family="paragraph" style:parent-style-name="Standard">
      <style:paragraph-properties fo:margin-top="0in" fo:margin-bottom="0in" loext:contextual-spacing="false" fo:keep-together="always" fo:orphans="0" fo:widows="0" fo:keep-with-next="always"/>
      <style:text-properties style:font-name="Verdana" officeooo:rsid="02fe14bb" officeooo:paragraph-rsid="02fe14bb"/>
    </style:style>
    <style:style style:name="P191" style:family="paragraph" style:parent-style-name="Standard">
      <style:paragraph-properties fo:margin-top="0in" fo:margin-bottom="0in" loext:contextual-spacing="false" fo:keep-together="always" fo:orphans="0" fo:widows="0" fo:keep-with-next="always"/>
      <style:text-properties officeooo:rsid="0257da26" officeooo:paragraph-rsid="02fe14bb"/>
    </style:style>
    <style:style style:name="P192" style:family="paragraph" style:parent-style-name="Standard">
      <style:paragraph-properties fo:margin-top="0in" fo:margin-bottom="0in" loext:contextual-spacing="false" fo:keep-together="always" fo:orphans="0" fo:widows="0" fo:keep-with-next="always"/>
      <style:text-properties officeooo:rsid="030b2ac2" officeooo:paragraph-rsid="030b2ac2"/>
    </style:style>
    <style:style style:name="P193" style:family="paragraph" style:parent-style-name="Standard">
      <style:paragraph-properties fo:margin-top="0in" fo:margin-bottom="0in" loext:contextual-spacing="false" fo:keep-together="always" fo:orphans="0" fo:widows="0" fo:keep-with-next="always"/>
    </style:style>
    <style:style style:name="P194" style:family="paragraph" style:parent-style-name="Standard">
      <style:paragraph-properties fo:margin-top="0in" fo:margin-bottom="0in" loext:contextual-spacing="false" fo:keep-together="always" fo:orphans="0" fo:widows="0" fo:keep-with-next="always"/>
      <style:text-properties officeooo:rsid="02fe14bb" officeooo:paragraph-rsid="02fe14bb"/>
    </style:style>
    <style:style style:name="P195"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96"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16350f2" officeooo:paragraph-rsid="016350f2" style:font-size-asian="8pt" style:font-size-complex="8pt"/>
    </style:style>
    <style:style style:name="P197"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officeooo:rsid="0251d1fd" officeooo:paragraph-rsid="02bf8be2" style:font-size-asian="8pt" style:font-size-complex="8pt"/>
    </style:style>
    <style:style style:name="P198" style:family="paragraph" style:parent-style-name="Standard" style:master-page-name="">
      <style:paragraph-properties fo:margin-top="0in" fo:margin-bottom="0in" loext:contextual-spacing="false" fo:text-align="justify" style:justify-single-word="false" style:page-number="auto" fo:keep-with-next="always"/>
      <style:text-properties style:font-name="Verdana" fo:font-size="8pt" fo:language="en" fo:country="US" officeooo:rsid="03654f45" officeooo:paragraph-rsid="03654f45" style:font-size-asian="8pt" style:font-size-complex="8pt"/>
    </style:style>
    <style:style style:name="P199"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fo:font-style="italic" officeooo:rsid="0251d1fd" officeooo:paragraph-rsid="02bf8be2" style:font-size-asian="8pt" style:font-style-asian="italic" style:font-size-complex="8pt" style:font-style-complex="italic"/>
    </style:style>
    <style:style style:name="P200" style:family="paragraph" style:parent-style-name="Standard" style:master-page-name="">
      <style:paragraph-properties fo:margin-top="0in" fo:margin-bottom="0in" loext:contextual-spacing="false" fo:keep-together="always" fo:orphans="0" fo:widows="0" style:page-number="auto" fo:keep-with-next="always"/>
    </style:style>
    <style:style style:name="P201"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202" style:family="paragraph" style:parent-style-name="Text_20_body" style:master-page-name="">
      <style:paragraph-properties fo:margin-top="0in" fo:margin-bottom="0in" loext:contextual-spacing="false" fo:text-align="justify" style:justify-single-word="false" style:page-number="auto"/>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203"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04"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205" style:family="paragraph" style:parent-style-name="Title">
      <style:paragraph-properties>
        <style:tab-stops>
          <style:tab-stop style:position="4.0575in"/>
        </style:tab-stops>
      </style:paragraph-properties>
    </style:style>
    <style:style style:name="P206" style:family="paragraph" style:parent-style-name="Standard">
      <style:paragraph-properties fo:margin-left="0.9846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2ac8d51" style:font-size-asian="8pt" style:font-size-complex="8pt"/>
    </style:style>
    <style:style style:name="P207" style:family="paragraph" style:parent-style-name="Standard">
      <style:text-properties officeooo:rsid="030b2ac2" officeooo:paragraph-rsid="030b2ac2"/>
    </style:style>
    <style:style style:name="P208"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09"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10"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11"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12"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13"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14"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15"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16"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17"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31f5e11" style:font-size-asian="8pt" style:font-weight-asian="normal" style:font-size-complex="8pt" style:font-weight-complex="normal"/>
    </style:style>
    <style:style style:name="P218"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19"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38d22d3" officeooo:paragraph-rsid="038d22d3" style:font-size-asian="8pt" style:font-weight-asian="normal" style:font-size-complex="8pt" style:font-weight-complex="normal"/>
    </style:style>
    <style:style style:name="P220" style:family="paragraph" style:parent-style-name="Heading_20_1" style:list-style-name="">
      <style:paragraph-properties fo:text-align="justify" style:justify-single-word="false"/>
      <style:text-properties officeooo:paragraph-rsid="00a50487"/>
    </style:style>
    <style:style style:name="P221" style:family="paragraph" style:parent-style-name="Heading_20_1">
      <style:text-properties fo:font-size="10pt" style:font-size-asian="10pt" style:font-size-complex="10pt"/>
    </style:style>
    <style:style style:name="P222" style:family="paragraph" style:parent-style-name="Heading_20_1">
      <style:text-properties officeooo:rsid="03153a91"/>
    </style:style>
    <style:style style:name="P223" style:family="paragraph" style:parent-style-name="Heading_20_1">
      <style:paragraph-properties fo:break-before="page"/>
      <style:text-properties fo:font-size="10pt" style:font-size-asian="10pt" style:font-size-complex="10pt"/>
    </style:style>
    <style:style style:name="P224" style:family="paragraph" style:parent-style-name="Heading_20_1" style:master-page-name="">
      <style:paragraph-properties fo:keep-together="always" fo:orphans="0" fo:widows="0" style:page-number="auto" fo:keep-with-next="always"/>
    </style:style>
    <style:style style:name="P225" style:family="paragraph" style:parent-style-name="Heading_20_1" style:master-page-name="">
      <style:paragraph-properties fo:keep-together="always" fo:orphans="0" fo:widows="0" style:page-number="auto" fo:keep-with-next="always"/>
      <style:text-properties officeooo:paragraph-rsid="032dab03"/>
    </style:style>
    <style:style style:name="P226" style:family="paragraph" style:parent-style-name="Heading_20_1">
      <style:paragraph-properties fo:margin-top="0in" fo:margin-bottom="0in" loext:contextual-spacing="false"/>
      <style:text-properties officeooo:rsid="03153a91" officeooo:paragraph-rsid="03153a91"/>
    </style:style>
    <style:style style:name="P227" style:family="paragraph" style:parent-style-name="Heading_20_1">
      <style:paragraph-properties fo:keep-together="always" fo:orphans="0" fo:widows="0" fo:keep-with-next="always"/>
    </style:style>
    <style:style style:name="P22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s" fo:country="AR" fo:font-weight="normal" style:font-size-asian="8pt" style:font-weight-asian="normal" style:font-size-complex="8pt" style:font-weight-complex="normal"/>
    </style:style>
    <style:style style:name="T7" style:family="text">
      <style:text-properties style:font-name="Andale Mono" fo:font-size="8pt" fo:language="es" fo:country="AR" fo:font-weight="normal" officeooo:rsid="01d046a4" style:font-size-asian="8pt" style:font-weight-asian="normal" style:font-size-complex="8pt" style:font-weight-complex="normal"/>
    </style:style>
    <style:style style:name="T8" style:family="text">
      <style:text-properties style:font-name="Andale Mono" fo:font-size="8pt" fo:language="es" fo:country="AR" fo:font-weight="normal" officeooo:rsid="016c0b83" style:font-size-asian="8pt" style:font-weight-asian="normal" style:font-size-complex="8pt" style:font-weight-complex="normal"/>
    </style:style>
    <style:style style:name="T9" style:family="text">
      <style:text-properties style:font-name="Andale Mono" fo:font-size="8pt" fo:language="es" fo:country="AR" fo:font-weight="normal" officeooo:rsid="00aee940" style:font-size-asian="8pt" style:font-weight-asian="normal" style:font-size-complex="8pt" style:font-weight-complex="normal"/>
    </style:style>
    <style:style style:name="T10" style:family="text">
      <style:text-properties style:font-name="Andale Mono" fo:font-size="8pt" fo:language="es" fo:country="AR" fo:font-weight="normal" officeooo:rsid="01792f1b" style:font-size-asian="8pt" style:font-weight-asian="normal" style:font-size-complex="8pt" style:font-weight-complex="normal"/>
    </style:style>
    <style:style style:name="T11" style:family="text">
      <style:text-properties style:font-name="Andale Mono" fo:font-size="8pt" fo:language="es" fo:country="AR" fo:font-weight="normal" officeooo:rsid="035aace0" style:font-size-asian="8pt" style:font-weight-asian="normal" style:font-size-complex="8pt" style:font-weight-complex="normal"/>
    </style:style>
    <style:style style:name="T12" style:family="text">
      <style:text-properties officeooo:rsid="0030f47f"/>
    </style:style>
    <style:style style:name="T13" style:family="text">
      <style:text-properties officeooo:rsid="00a3fdb7"/>
    </style:style>
    <style:style style:name="T14" style:family="text">
      <style:text-properties officeooo:rsid="00ad3193"/>
    </style:style>
    <style:style style:name="T15" style:family="text">
      <style:text-properties officeooo:rsid="00b11706"/>
    </style:style>
    <style:style style:name="T16" style:family="text">
      <style:text-properties officeooo:rsid="001cfa9d"/>
    </style:style>
    <style:style style:name="T17" style:family="text">
      <style:text-properties officeooo:rsid="00c3f03e"/>
    </style:style>
    <style:style style:name="T18" style:family="text">
      <style:text-properties officeooo:rsid="00d27e7a"/>
    </style:style>
    <style:style style:name="T19" style:family="text">
      <style:text-properties officeooo:rsid="00db4e6e"/>
    </style:style>
    <style:style style:name="T20" style:family="text">
      <style:text-properties officeooo:rsid="00db4fb1"/>
    </style:style>
    <style:style style:name="T21" style:family="text">
      <style:text-properties officeooo:rsid="00dd2143"/>
    </style:style>
    <style:style style:name="T22" style:family="text">
      <style:text-properties officeooo:rsid="00dea054"/>
    </style:style>
    <style:style style:name="T23" style:family="text">
      <style:text-properties officeooo:rsid="00e43ea8"/>
    </style:style>
    <style:style style:name="T24" style:family="text">
      <style:text-properties officeooo:rsid="00eb437d"/>
    </style:style>
    <style:style style:name="T25" style:family="text">
      <style:text-properties officeooo:rsid="00ed7516"/>
    </style:style>
    <style:style style:name="T26" style:family="text">
      <style:text-properties officeooo:rsid="00f45903"/>
    </style:style>
    <style:style style:name="T27" style:family="text">
      <style:text-properties fo:font-weight="normal" style:font-weight-asian="normal" style:font-weight-complex="normal"/>
    </style:style>
    <style:style style:name="T28" style:family="text">
      <style:text-properties fo:font-weight="normal" officeooo:rsid="00c6bef2" style:font-weight-asian="normal" style:font-weight-complex="normal"/>
    </style:style>
    <style:style style:name="T29" style:family="text">
      <style:text-properties fo:font-weight="normal" officeooo:rsid="02722dad" style:font-weight-asian="normal" style:font-weight-complex="normal"/>
    </style:style>
    <style:style style:name="T30" style:family="text">
      <style:text-properties fo:font-weight="normal" officeooo:rsid="02e3d038" style:font-weight-asian="normal" style:font-weight-complex="normal"/>
    </style:style>
    <style:style style:name="T31" style:family="text">
      <style:text-properties fo:font-weight="normal" officeooo:rsid="03148972" style:font-weight-asian="normal" style:font-weight-complex="normal"/>
    </style:style>
    <style:style style:name="T32" style:family="text">
      <style:text-properties fo:font-weight="normal" officeooo:rsid="036d464c" style:font-weight-asian="normal" style:font-weight-complex="normal"/>
    </style:style>
    <style:style style:name="T33" style:family="text">
      <style:text-properties officeooo:rsid="00fada4d"/>
    </style:style>
    <style:style style:name="T34" style:family="text">
      <style:text-properties officeooo:rsid="00fb3de2"/>
    </style:style>
    <style:style style:name="T35" style:family="text">
      <style:text-properties officeooo:rsid="00fd2413"/>
    </style:style>
    <style:style style:name="T36" style:family="text">
      <style:text-properties officeooo:rsid="01011968"/>
    </style:style>
    <style:style style:name="T37" style:family="text">
      <style:text-properties officeooo:rsid="010623de"/>
    </style:style>
    <style:style style:name="T38" style:family="text">
      <style:text-properties officeooo:rsid="010af607"/>
    </style:style>
    <style:style style:name="T39" style:family="text">
      <style:text-properties officeooo:rsid="01206d7a"/>
    </style:style>
    <style:style style:name="T40" style:family="text">
      <style:text-properties officeooo:rsid="01274700"/>
    </style:style>
    <style:style style:name="T41" style:family="text">
      <style:text-properties officeooo:rsid="0128452f"/>
    </style:style>
    <style:style style:name="T42" style:family="text">
      <style:text-properties officeooo:rsid="012d708b"/>
    </style:style>
    <style:style style:name="T43" style:family="text">
      <style:text-properties officeooo:rsid="01321717"/>
    </style:style>
    <style:style style:name="T44" style:family="text">
      <style:text-properties officeooo:rsid="01335879"/>
    </style:style>
    <style:style style:name="T45" style:family="text">
      <style:text-properties officeooo:rsid="0138002f"/>
    </style:style>
    <style:style style:name="T46" style:family="text">
      <style:text-properties officeooo:rsid="013afd3d"/>
    </style:style>
    <style:style style:name="T47" style:family="text">
      <style:text-properties officeooo:rsid="0140354d"/>
    </style:style>
    <style:style style:name="T48" style:family="text">
      <style:text-properties officeooo:rsid="0141c30b"/>
    </style:style>
    <style:style style:name="T49" style:family="text">
      <style:text-properties officeooo:rsid="014350b2"/>
    </style:style>
    <style:style style:name="T50" style:family="text">
      <style:text-properties officeooo:rsid="014ac889"/>
    </style:style>
    <style:style style:name="T51" style:family="text">
      <style:text-properties officeooo:rsid="0163fbd3"/>
    </style:style>
    <style:style style:name="T52" style:family="text">
      <style:text-properties officeooo:rsid="016615c5"/>
    </style:style>
    <style:style style:name="T53" style:family="text">
      <style:text-properties officeooo:rsid="016e0175"/>
    </style:style>
    <style:style style:name="T54" style:family="text">
      <style:text-properties officeooo:rsid="0171b771"/>
    </style:style>
    <style:style style:name="T55" style:family="text">
      <style:text-properties officeooo:rsid="01792f1b"/>
    </style:style>
    <style:style style:name="T56" style:family="text">
      <style:text-properties officeooo:rsid="017bbcbf"/>
    </style:style>
    <style:style style:name="T57" style:family="text">
      <style:text-properties officeooo:rsid="017db5cb"/>
    </style:style>
    <style:style style:name="T58" style:family="text">
      <style:text-properties officeooo:rsid="0185f218"/>
    </style:style>
    <style:style style:name="T59" style:family="text">
      <style:text-properties officeooo:rsid="018e05ba"/>
    </style:style>
    <style:style style:name="T60" style:family="text">
      <style:text-properties officeooo:rsid="0194251a"/>
    </style:style>
    <style:style style:name="T61" style:family="text">
      <style:text-properties officeooo:rsid="019d1921"/>
    </style:style>
    <style:style style:name="T62" style:family="text">
      <style:text-properties officeooo:rsid="019e260d"/>
    </style:style>
    <style:style style:name="T63" style:family="text">
      <style:text-properties officeooo:rsid="01a04027"/>
    </style:style>
    <style:style style:name="T64" style:family="text">
      <style:text-properties officeooo:rsid="01a08077"/>
    </style:style>
    <style:style style:name="T65" style:family="text">
      <style:text-properties officeooo:rsid="01a30cc6"/>
    </style:style>
    <style:style style:name="T66" style:family="text">
      <style:text-properties officeooo:rsid="01a55afe"/>
    </style:style>
    <style:style style:name="T67" style:family="text">
      <style:text-properties officeooo:rsid="01a7298f"/>
    </style:style>
    <style:style style:name="T68" style:family="text">
      <style:text-properties officeooo:rsid="01ae1cf6"/>
    </style:style>
    <style:style style:name="T69" style:family="text">
      <style:text-properties officeooo:rsid="01b25004"/>
    </style:style>
    <style:style style:name="T70" style:family="text">
      <style:text-properties officeooo:rsid="01b412f6"/>
    </style:style>
    <style:style style:name="T71" style:family="text">
      <style:text-properties officeooo:rsid="01b4aedd"/>
    </style:style>
    <style:style style:name="T72" style:family="text">
      <style:text-properties officeooo:rsid="01ba491d"/>
    </style:style>
    <style:style style:name="T73" style:family="text">
      <style:text-properties officeooo:rsid="01bcd6ff"/>
    </style:style>
    <style:style style:name="T74" style:family="text">
      <style:text-properties officeooo:rsid="01bf0bee"/>
    </style:style>
    <style:style style:name="T75" style:family="text">
      <style:text-properties officeooo:rsid="01c29365"/>
    </style:style>
    <style:style style:name="T76" style:family="text">
      <style:text-properties officeooo:rsid="01c63258"/>
    </style:style>
    <style:style style:name="T77" style:family="text">
      <style:text-properties officeooo:rsid="01c82f57"/>
    </style:style>
    <style:style style:name="T78" style:family="text">
      <style:text-properties officeooo:rsid="01c9c950"/>
    </style:style>
    <style:style style:name="T79" style:family="text">
      <style:text-properties officeooo:rsid="01cc4a36"/>
    </style:style>
    <style:style style:name="T80" style:family="text">
      <style:text-properties officeooo:rsid="01cdb0af"/>
    </style:style>
    <style:style style:name="T81" style:family="text">
      <style:text-properties officeooo:rsid="01d046a4"/>
    </style:style>
    <style:style style:name="T82" style:family="text">
      <style:text-properties officeooo:rsid="01d7b3ee"/>
    </style:style>
    <style:style style:name="T83" style:family="text">
      <style:text-properties officeooo:rsid="01de9c53"/>
    </style:style>
    <style:style style:name="T84" style:family="text">
      <style:text-properties officeooo:rsid="01e0393a"/>
    </style:style>
    <style:style style:name="T85" style:family="text">
      <style:text-properties officeooo:rsid="01e650a1"/>
    </style:style>
    <style:style style:name="T86" style:family="text">
      <style:text-properties officeooo:rsid="01e9e523"/>
    </style:style>
    <style:style style:name="T87" style:family="text">
      <style:text-properties officeooo:rsid="01ea770f"/>
    </style:style>
    <style:style style:name="T88" style:family="text">
      <style:text-properties officeooo:rsid="01f060a7"/>
    </style:style>
    <style:style style:name="T89" style:family="text">
      <style:text-properties officeooo:rsid="01f4bff1"/>
    </style:style>
    <style:style style:name="T90" style:family="text">
      <style:text-properties officeooo:rsid="01f77395"/>
    </style:style>
    <style:style style:name="T91" style:family="text">
      <style:text-properties officeooo:rsid="01f938db"/>
    </style:style>
    <style:style style:name="T92" style:family="text">
      <style:text-properties officeooo:rsid="0200808d"/>
    </style:style>
    <style:style style:name="T93" style:family="text">
      <style:text-properties officeooo:rsid="020120b0"/>
    </style:style>
    <style:style style:name="T94" style:family="text">
      <style:text-properties officeooo:rsid="0202a36a"/>
    </style:style>
    <style:style style:name="T95" style:family="text">
      <style:text-properties officeooo:rsid="02045051"/>
    </style:style>
    <style:style style:name="T96" style:family="text">
      <style:text-properties officeooo:rsid="02049d90"/>
    </style:style>
    <style:style style:name="T97" style:family="text">
      <style:text-properties officeooo:rsid="0204de9e"/>
    </style:style>
    <style:style style:name="T98" style:family="text">
      <style:text-properties officeooo:rsid="020b00f0"/>
    </style:style>
    <style:style style:name="T99" style:family="text">
      <style:text-properties officeooo:rsid="020fa4e0"/>
    </style:style>
    <style:style style:name="T100" style:family="text">
      <style:text-properties officeooo:rsid="02112eb8"/>
    </style:style>
    <style:style style:name="T101" style:family="text">
      <style:text-properties officeooo:rsid="01979a67"/>
    </style:style>
    <style:style style:name="T102" style:family="text">
      <style:text-properties officeooo:rsid="02133c12"/>
    </style:style>
    <style:style style:name="T103" style:family="text">
      <style:text-properties officeooo:rsid="0213d5d9"/>
    </style:style>
    <style:style style:name="T104" style:family="text">
      <style:text-properties officeooo:rsid="02189004"/>
    </style:style>
    <style:style style:name="T105" style:family="text">
      <style:text-properties officeooo:rsid="021c7880"/>
    </style:style>
    <style:style style:name="T106" style:family="text">
      <style:text-properties officeooo:rsid="02242b5a"/>
    </style:style>
    <style:style style:name="T107" style:family="text">
      <style:text-properties officeooo:rsid="022c30b4"/>
    </style:style>
    <style:style style:name="T108" style:family="text">
      <style:text-properties officeooo:rsid="022ebc3d"/>
    </style:style>
    <style:style style:name="T109" style:family="text">
      <style:text-properties officeooo:rsid="02303ab5"/>
    </style:style>
    <style:style style:name="T110" style:family="text">
      <style:text-properties officeooo:rsid="02426a7d"/>
    </style:style>
    <style:style style:name="T111" style:family="text">
      <style:text-properties officeooo:rsid="0242f286"/>
    </style:style>
    <style:style style:name="T112" style:family="text">
      <style:text-properties style:font-name="Verdana" fo:font-size="8pt" fo:language="en" fo:country="US" officeooo:rsid="00a69d27" style:font-size-asian="8pt" style:font-size-complex="8pt"/>
    </style:style>
    <style:style style:name="T113" style:family="text">
      <style:text-properties style:font-name="Verdana" fo:font-size="8pt" fo:language="en" fo:country="US" officeooo:rsid="01ef1c6f" style:font-size-asian="8pt" style:font-size-complex="8pt"/>
    </style:style>
    <style:style style:name="T114" style:family="text">
      <style:text-properties style:font-name="Verdana" fo:font-size="8pt" fo:language="en" fo:country="US" officeooo:rsid="02426a7d" style:font-size-asian="8pt" style:font-size-complex="8pt"/>
    </style:style>
    <style:style style:name="T115" style:family="text">
      <style:text-properties style:font-name="Verdana" fo:font-size="8pt" fo:language="en" fo:country="US" officeooo:rsid="00a3fdb7" style:font-size-asian="8pt" style:font-size-complex="8pt"/>
    </style:style>
    <style:style style:name="T116" style:family="text">
      <style:text-properties style:font-name="Verdana" fo:font-size="8pt" fo:language="en" fo:country="US" officeooo:rsid="000a488f" style:font-size-asian="8pt" style:font-size-complex="8pt"/>
    </style:style>
    <style:style style:name="T117" style:family="text">
      <style:text-properties style:font-name="Verdana" fo:font-size="8pt" fo:language="en" fo:country="US" officeooo:rsid="01f938db" style:font-size-asian="8pt" style:font-size-complex="8pt"/>
    </style:style>
    <style:style style:name="T118" style:family="text">
      <style:text-properties style:font-name="Verdana" fo:font-size="8pt" fo:language="en" fo:country="US" officeooo:rsid="0244b3b6" style:font-size-asian="8pt" style:font-size-complex="8pt"/>
    </style:style>
    <style:style style:name="T119" style:family="text">
      <style:text-properties style:font-name="Verdana" fo:font-size="8pt" fo:language="en" fo:country="US" officeooo:rsid="026e2b61" style:font-size-asian="8pt" style:font-size-complex="8pt"/>
    </style:style>
    <style:style style:name="T120" style:family="text">
      <style:text-properties style:font-name="Verdana" fo:font-size="8pt" fo:language="en" fo:country="US" officeooo:rsid="029813de" style:font-size-asian="8pt" style:font-size-complex="8pt"/>
    </style:style>
    <style:style style:name="T121" style:family="text">
      <style:text-properties style:font-name="Verdana" fo:font-size="8pt" fo:language="en" fo:country="US" officeooo:rsid="02fe14bb" style:font-size-asian="8pt" style:font-size-complex="8pt"/>
    </style:style>
    <style:style style:name="T122" style:family="text">
      <style:text-properties style:font-name="Verdana" fo:font-size="8pt" fo:language="en" fo:country="US" fo:font-weight="normal" officeooo:rsid="003e3f02" style:font-size-asian="8pt" style:font-weight-asian="normal" style:font-size-complex="8pt" style:font-weight-complex="normal"/>
    </style:style>
    <style:style style:name="T123" style:family="text">
      <style:text-properties style:font-name="Verdana" fo:font-size="8pt" fo:language="es" fo:country="AR" officeooo:rsid="013da2fa" style:font-size-asian="8pt" style:font-size-complex="8pt"/>
    </style:style>
    <style:style style:name="T124" style:family="text">
      <style:text-properties style:font-name="Verdana" fo:font-size="8pt" fo:language="es" fo:country="AR" officeooo:rsid="01a30cc6" style:font-size-asian="8pt" style:font-size-complex="8pt"/>
    </style:style>
    <style:style style:name="T125" style:family="text">
      <style:text-properties style:font-name="Verdana" fo:font-size="8pt" fo:language="es" fo:country="AR" officeooo:rsid="014ac889" style:font-size-asian="8pt" style:font-size-complex="8pt"/>
    </style:style>
    <style:style style:name="T126" style:family="text">
      <style:text-properties style:font-name="Verdana" fo:font-size="8pt" fo:language="es" fo:country="AR" officeooo:rsid="02e1304f" style:font-size-asian="8pt" style:font-size-complex="8pt"/>
    </style:style>
    <style:style style:name="T127" style:family="text">
      <style:text-properties style:font-name="Verdana" fo:font-size="8pt" fo:language="es" fo:country="AR" fo:font-weight="normal" officeooo:rsid="02d61975" style:font-size-asian="8pt" style:font-weight-asian="normal" style:font-size-complex="8pt" style:font-weight-complex="normal"/>
    </style:style>
    <style:style style:name="T128" style:family="text">
      <style:text-properties style:font-name="Verdana" fo:font-size="8pt" fo:language="es" fo:country="AR" fo:font-weight="normal" officeooo:rsid="02d79bc3" style:font-size-asian="8pt" style:font-weight-asian="normal" style:font-size-complex="8pt" style:font-weight-complex="normal"/>
    </style:style>
    <style:style style:name="T129" style:family="text">
      <style:text-properties style:font-name="Verdana" fo:font-size="8pt" fo:language="es" fo:country="AR" fo:font-weight="normal" officeooo:rsid="03517743" style:font-size-asian="8pt" style:font-weight-asian="normal" style:font-size-complex="8pt" style:font-weight-complex="normal"/>
    </style:style>
    <style:style style:name="T130" style:family="text">
      <style:text-properties style:font-name="Verdana" fo:language="en" fo:country="US"/>
    </style:style>
    <style:style style:name="T131" style:family="text">
      <style:text-properties style:font-name="Verdana" fo:language="en" fo:country="US" officeooo:rsid="0214fdd0"/>
    </style:style>
    <style:style style:name="T132" style:family="text">
      <style:text-properties style:font-name="Verdana" fo:language="en" fo:country="US" officeooo:rsid="024fa54c"/>
    </style:style>
    <style:style style:name="T133" style:family="text">
      <style:text-properties style:font-name="Verdana" fo:language="en" fo:country="US" officeooo:rsid="026ef412"/>
    </style:style>
    <style:style style:name="T134" style:family="text">
      <style:text-properties officeooo:rsid="0244b3b6"/>
    </style:style>
    <style:style style:name="T135" style:family="text">
      <style:text-properties officeooo:rsid="0248602e"/>
    </style:style>
    <style:style style:name="T136" style:family="text">
      <style:text-properties officeooo:rsid="024866d4"/>
    </style:style>
    <style:style style:name="T137" style:family="text">
      <style:text-properties officeooo:rsid="0249f5d3"/>
    </style:style>
    <style:style style:name="T138" style:family="text">
      <style:text-properties officeooo:rsid="024fa54c"/>
    </style:style>
    <style:style style:name="T139" style:family="text">
      <style:text-properties officeooo:rsid="0251d1fd"/>
    </style:style>
    <style:style style:name="T140" style:family="text">
      <style:text-properties officeooo:rsid="02655c76"/>
    </style:style>
    <style:style style:name="T141" style:family="text">
      <style:text-properties officeooo:rsid="026afe33"/>
    </style:style>
    <style:style style:name="T142" style:family="text">
      <style:text-properties officeooo:rsid="026c01b4"/>
    </style:style>
    <style:style style:name="T143" style:family="text">
      <style:text-properties style:text-line-through-style="none" style:text-line-through-type="none" style:text-underline-style="none" officeooo:rsid="0223767d"/>
    </style:style>
    <style:style style:name="T144" style:family="text">
      <style:text-properties style:text-line-through-style="none" style:text-line-through-type="none" style:text-underline-style="none" officeooo:rsid="02eab0e8"/>
    </style:style>
    <style:style style:name="T145" style:family="text">
      <style:text-properties style:text-line-through-style="none" style:text-line-through-type="none" style:text-underline-style="none" officeooo:rsid="02ec6e99"/>
    </style:style>
    <style:style style:name="T146" style:family="text">
      <style:text-properties style:text-line-through-style="none" style:text-line-through-type="none" style:text-underline-style="none" officeooo:rsid="02ed97e9"/>
    </style:style>
    <style:style style:name="T147" style:family="text">
      <style:text-properties style:text-line-through-style="none" style:text-line-through-type="none" style:text-underline-style="none" officeooo:rsid="031dd892"/>
    </style:style>
    <style:style style:name="T148" style:family="text">
      <style:text-properties style:text-line-through-style="none" style:text-line-through-type="none" style:text-underline-style="none" officeooo:rsid="031f5e11"/>
    </style:style>
    <style:style style:name="T149" style:family="text">
      <style:text-properties style:text-line-through-style="none" style:text-line-through-type="none" style:text-underline-style="none" officeooo:rsid="0373c45a"/>
    </style:style>
    <style:style style:name="T150" style:family="text">
      <style:text-properties style:text-line-through-style="none" style:text-line-through-type="none" style:text-underline-style="none" officeooo:rsid="038a1290"/>
    </style:style>
    <style:style style:name="T151" style:family="text">
      <style:text-properties style:text-line-through-style="none" style:text-line-through-type="none" style:text-underline-style="none" officeooo:rsid="038bd05e"/>
    </style:style>
    <style:style style:name="T152" style:family="text">
      <style:text-properties officeooo:rsid="026e2b61"/>
    </style:style>
    <style:style style:name="T153" style:family="text">
      <style:text-properties officeooo:rsid="0270e932"/>
    </style:style>
    <style:style style:name="T154" style:family="text">
      <style:text-properties officeooo:rsid="02722dad"/>
    </style:style>
    <style:style style:name="T155" style:family="text">
      <style:text-properties officeooo:rsid="0273fcce"/>
    </style:style>
    <style:style style:name="T156" style:family="text">
      <style:text-properties officeooo:rsid="0276482f"/>
    </style:style>
    <style:style style:name="T157" style:family="text">
      <style:text-properties officeooo:rsid="027ccad1"/>
    </style:style>
    <style:style style:name="T158" style:family="text">
      <style:text-properties officeooo:rsid="027f3416"/>
    </style:style>
    <style:style style:name="T159" style:family="text">
      <style:text-properties officeooo:rsid="02808eb7"/>
    </style:style>
    <style:style style:name="T160" style:family="text">
      <style:text-properties officeooo:rsid="02868f04"/>
    </style:style>
    <style:style style:name="T161" style:family="text">
      <style:text-properties officeooo:rsid="0288d488"/>
    </style:style>
    <style:style style:name="T162" style:family="text">
      <style:text-properties officeooo:rsid="028e9eca"/>
    </style:style>
    <style:style style:name="T163" style:family="text">
      <style:text-properties officeooo:rsid="0295471c"/>
    </style:style>
    <style:style style:name="T164" style:family="text">
      <style:text-properties officeooo:rsid="0296436a"/>
    </style:style>
    <style:style style:name="T165" style:family="text">
      <style:text-properties officeooo:rsid="029813de"/>
    </style:style>
    <style:style style:name="T166" style:family="text">
      <style:text-properties officeooo:rsid="029ad659"/>
    </style:style>
    <style:style style:name="T167" style:family="text">
      <style:text-properties officeooo:rsid="029c57ce"/>
    </style:style>
    <style:style style:name="T168" style:family="text">
      <style:text-properties officeooo:rsid="029f54a6"/>
    </style:style>
    <style:style style:name="T169" style:family="text">
      <style:text-properties officeooo:rsid="02a10741"/>
    </style:style>
    <style:style style:name="T170" style:family="text">
      <style:text-properties officeooo:rsid="02a22ae3"/>
    </style:style>
    <style:style style:name="T171" style:family="text">
      <style:text-properties officeooo:rsid="02a5f5c0"/>
    </style:style>
    <style:style style:name="T172" style:family="text">
      <style:text-properties officeooo:rsid="02a74c43"/>
    </style:style>
    <style:style style:name="T173" style:family="text">
      <style:text-properties officeooo:rsid="02aab324"/>
    </style:style>
    <style:style style:name="T174" style:family="text">
      <style:text-properties officeooo:rsid="02abd21b"/>
    </style:style>
    <style:style style:name="T175" style:family="text">
      <style:text-properties officeooo:rsid="02b4de2a"/>
    </style:style>
    <style:style style:name="T176" style:family="text">
      <style:text-properties officeooo:rsid="02b95b4f"/>
    </style:style>
    <style:style style:name="T177" style:family="text">
      <style:text-properties fo:font-style="italic" style:font-style-asian="italic" style:font-style-complex="italic"/>
    </style:style>
    <style:style style:name="T178" style:family="text">
      <style:text-properties fo:font-style="italic" officeooo:rsid="02bf8be2" style:font-style-asian="italic" style:font-style-complex="italic"/>
    </style:style>
    <style:style style:name="T179" style:family="text">
      <style:text-properties fo:font-style="italic" officeooo:rsid="01a30cc6" style:font-style-asian="italic" style:font-style-complex="italic"/>
    </style:style>
    <style:style style:name="T180" style:family="text">
      <style:text-properties fo:font-style="italic" officeooo:rsid="0363ea94" style:font-style-asian="italic" style:font-style-complex="italic"/>
    </style:style>
    <style:style style:name="T181" style:family="text">
      <style:text-properties fo:font-style="italic" officeooo:rsid="0244b3b6" style:font-style-asian="italic" style:font-style-complex="italic"/>
    </style:style>
    <style:style style:name="T182" style:family="text">
      <style:text-properties fo:font-style="italic" fo:font-weight="normal" style:font-style-asian="italic" style:font-weight-asian="normal" style:font-style-complex="italic" style:font-weight-complex="normal"/>
    </style:style>
    <style:style style:name="T183" style:family="text">
      <style:text-properties fo:font-style="italic" fo:font-weight="normal" officeooo:rsid="01a30cc6" style:font-style-asian="italic" style:font-weight-asian="normal" style:font-style-complex="italic" style:font-weight-complex="normal"/>
    </style:style>
    <style:style style:name="T184" style:family="text">
      <style:text-properties fo:font-style="italic" fo:font-weight="normal" officeooo:rsid="037d769c" style:font-style-asian="italic" style:font-weight-asian="normal" style:font-style-complex="italic" style:font-weight-complex="normal"/>
    </style:style>
    <style:style style:name="T185" style:family="text">
      <style:text-properties officeooo:rsid="02bbfe66"/>
    </style:style>
    <style:style style:name="T186" style:family="text">
      <style:text-properties officeooo:rsid="02bf3365"/>
    </style:style>
    <style:style style:name="T187" style:family="text">
      <style:text-properties officeooo:rsid="02c06c09"/>
    </style:style>
    <style:style style:name="T188" style:family="text">
      <style:text-properties officeooo:rsid="02c4c60d"/>
    </style:style>
    <style:style style:name="T189" style:family="text">
      <style:text-properties officeooo:rsid="02c7dea2"/>
    </style:style>
    <style:style style:name="T190" style:family="text">
      <style:text-properties officeooo:rsid="02dea5e9"/>
    </style:style>
    <style:style style:name="T191" style:family="text">
      <style:text-properties officeooo:rsid="02e1304f"/>
    </style:style>
    <style:style style:name="T192" style:family="text">
      <style:text-properties officeooo:rsid="02e2d45a"/>
    </style:style>
    <style:style style:name="T193" style:family="text">
      <style:text-properties officeooo:rsid="02e3d038"/>
    </style:style>
    <style:style style:name="T194" style:family="text">
      <style:text-properties officeooo:rsid="02e775b3"/>
    </style:style>
    <style:style style:name="T195" style:family="text">
      <style:text-properties officeooo:rsid="02f12888"/>
    </style:style>
    <style:style style:name="T196" style:family="text">
      <style:text-properties officeooo:rsid="02fb2c1e"/>
    </style:style>
    <style:style style:name="T197" style:family="text">
      <style:text-properties officeooo:rsid="03015e63"/>
    </style:style>
    <style:style style:name="T198" style:family="text">
      <style:text-properties officeooo:rsid="03035131"/>
    </style:style>
    <style:style style:name="T199" style:family="text">
      <style:text-properties officeooo:rsid="0303d7a7"/>
    </style:style>
    <style:style style:name="T200" style:family="text">
      <style:text-properties officeooo:rsid="03058795"/>
    </style:style>
    <style:style style:name="T201" style:family="text">
      <style:text-properties officeooo:rsid="0307b49f"/>
    </style:style>
    <style:style style:name="T202" style:family="text">
      <style:text-properties officeooo:rsid="03099974"/>
    </style:style>
    <style:style style:name="T203" style:family="text">
      <style:text-properties officeooo:rsid="030b2ac2"/>
    </style:style>
    <style:style style:name="T204" style:family="text">
      <style:text-properties officeooo:rsid="030cc21d"/>
    </style:style>
    <style:style style:name="T205" style:family="text">
      <style:text-properties officeooo:rsid="030d2370"/>
    </style:style>
    <style:style style:name="T206" style:family="text">
      <style:text-properties officeooo:rsid="030f26c4"/>
    </style:style>
    <style:style style:name="T207" style:family="text">
      <style:text-properties officeooo:rsid="00aee940"/>
    </style:style>
    <style:style style:name="T208" style:family="text">
      <style:text-properties officeooo:rsid="031036fb"/>
    </style:style>
    <style:style style:name="T209" style:family="text">
      <style:text-properties officeooo:rsid="03148972"/>
    </style:style>
    <style:style style:name="T210" style:family="text">
      <style:text-properties officeooo:rsid="03153a91"/>
    </style:style>
    <style:style style:name="T211" style:family="text">
      <style:text-properties officeooo:rsid="031832f8"/>
    </style:style>
    <style:style style:name="T212" style:family="text">
      <style:text-properties officeooo:rsid="031a200c"/>
    </style:style>
    <style:style style:name="T213" style:family="text">
      <style:text-properties officeooo:rsid="031f5e11"/>
    </style:style>
    <style:style style:name="T214" style:family="text">
      <style:text-properties officeooo:rsid="03227154"/>
    </style:style>
    <style:style style:name="T215" style:family="text">
      <style:text-properties officeooo:rsid="03293706"/>
    </style:style>
    <style:style style:name="T216" style:family="text">
      <style:text-properties officeooo:rsid="032a1d90"/>
    </style:style>
    <style:style style:name="T217" style:family="text">
      <style:text-properties officeooo:rsid="032d7b4d"/>
    </style:style>
    <style:style style:name="T218" style:family="text">
      <style:text-properties officeooo:rsid="033120a0"/>
    </style:style>
    <style:style style:name="T219" style:family="text">
      <style:text-properties officeooo:rsid="0336b6e6"/>
    </style:style>
    <style:style style:name="T220" style:family="text">
      <style:text-properties officeooo:rsid="0338e22a"/>
    </style:style>
    <style:style style:name="T221" style:family="text">
      <style:text-properties officeooo:rsid="03397f6f"/>
    </style:style>
    <style:style style:name="T222" style:family="text">
      <style:text-properties officeooo:rsid="033ff82e"/>
    </style:style>
    <style:style style:name="T223" style:family="text">
      <style:text-properties officeooo:rsid="0341073c"/>
    </style:style>
    <style:style style:name="T224" style:family="text">
      <style:text-properties officeooo:rsid="034341fa"/>
    </style:style>
    <style:style style:name="T225" style:family="text">
      <style:text-properties officeooo:rsid="03491872"/>
    </style:style>
    <style:style style:name="T226" style:family="text">
      <style:text-properties officeooo:rsid="0349df80"/>
    </style:style>
    <style:style style:name="T227" style:family="text">
      <style:text-properties officeooo:rsid="035082df"/>
    </style:style>
    <style:style style:name="T228" style:family="text">
      <style:text-properties officeooo:rsid="03517743"/>
    </style:style>
    <style:style style:name="T229" style:family="text">
      <style:text-properties officeooo:rsid="0351d1b4"/>
    </style:style>
    <style:style style:name="T230" style:family="text">
      <style:text-properties officeooo:rsid="0356aa0e"/>
    </style:style>
    <style:style style:name="T231" style:family="text">
      <style:text-properties officeooo:rsid="035aace0"/>
    </style:style>
    <style:style style:name="T232" style:family="text">
      <style:text-properties officeooo:rsid="035cd50e"/>
    </style:style>
    <style:style style:name="T233" style:family="text">
      <style:text-properties style:text-position="sub 75%" officeooo:rsid="02abd21b"/>
    </style:style>
    <style:style style:name="T234" style:family="text">
      <style:text-properties officeooo:rsid="0363ea94"/>
    </style:style>
    <style:style style:name="T235" style:family="text">
      <style:text-properties officeooo:rsid="03654f45"/>
    </style:style>
    <style:style style:name="T236" style:family="text">
      <style:text-properties officeooo:rsid="036748b4"/>
    </style:style>
    <style:style style:name="T237" style:family="text">
      <style:text-properties officeooo:rsid="0368d63f"/>
    </style:style>
    <style:style style:name="T238" style:family="text">
      <style:text-properties officeooo:rsid="0369e247"/>
    </style:style>
    <style:style style:name="T239" style:family="text">
      <style:text-properties officeooo:rsid="036a14eb"/>
    </style:style>
    <style:style style:name="T240" style:family="text">
      <style:text-properties officeooo:rsid="036bac4d"/>
    </style:style>
    <style:style style:name="T241" style:family="text">
      <style:text-properties officeooo:rsid="0370e4bd"/>
    </style:style>
    <style:style style:name="T242" style:family="text">
      <style:text-properties officeooo:rsid="0371fbdc"/>
    </style:style>
    <style:style style:name="T243" style:family="text">
      <style:text-properties officeooo:rsid="018c51bf"/>
    </style:style>
    <style:style style:name="T244" style:family="text">
      <style:text-properties officeooo:rsid="0373c45a"/>
    </style:style>
    <style:style style:name="T245" style:family="text">
      <style:text-properties officeooo:rsid="0376a0ca"/>
    </style:style>
    <style:style style:name="T246" style:family="text">
      <style:text-properties officeooo:rsid="03784a8b"/>
    </style:style>
    <style:style style:name="T247" style:family="text">
      <style:text-properties officeooo:rsid="037b1a43"/>
    </style:style>
    <style:style style:name="T248" style:family="text">
      <style:text-properties officeooo:rsid="037d0f0c"/>
    </style:style>
    <style:style style:name="T249" style:family="text">
      <style:text-properties officeooo:rsid="037d769c"/>
    </style:style>
    <style:style style:name="T250" style:family="text">
      <style:text-properties officeooo:rsid="037dd6d6"/>
    </style:style>
    <style:style style:name="T251" style:family="text">
      <style:text-properties style:font-name="Verdana2" officeooo:rsid="037dd6d6" style:font-name-asian="Verdana2" style:font-name-complex="Verdana2"/>
    </style:style>
    <style:style style:name="T252" style:family="text">
      <style:text-properties officeooo:rsid="037ea839"/>
    </style:style>
    <style:style style:name="T253" style:family="text">
      <style:text-properties officeooo:rsid="037fdf51"/>
    </style:style>
    <style:style style:name="T254" style:family="text">
      <style:text-properties officeooo:rsid="03817941"/>
    </style:style>
    <style:style style:name="T255" style:family="text">
      <style:text-properties officeooo:rsid="03820381"/>
    </style:style>
    <style:style style:name="T256" style:family="text">
      <style:text-properties officeooo:rsid="03874b3a"/>
    </style:style>
    <style:style style:name="T257" style:family="text">
      <style:text-properties officeooo:rsid="0388ad2a"/>
    </style:style>
    <style:style style:name="T258" style:family="text">
      <style:text-properties officeooo:rsid="038a1290"/>
    </style:style>
    <style:style style:name="T259" style:family="text">
      <style:text-properties officeooo:rsid="038d22d3"/>
    </style:style>
    <style:style style:name="T260" style:family="text">
      <style:text-properties officeooo:rsid="038e006f"/>
    </style:style>
    <style:style style:name="T261" style:family="text">
      <style:text-properties officeooo:rsid="038f1aca"/>
    </style:style>
    <style:style style:name="T262" style:family="text">
      <style:text-properties officeooo:rsid="038f5436"/>
    </style:style>
    <style:style style:name="T263" style:family="text">
      <style:text-properties officeooo:rsid="03954041"/>
    </style:style>
    <style:style style:name="T264" style:family="text">
      <style:text-properties officeooo:rsid="03956afe"/>
    </style:style>
    <style:style style:name="T265" style:family="text">
      <style:text-properties officeooo:rsid="03974f2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Pegpp,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8"><text:a xlink:type="simple" xlink:href="#__RefHeading___Toc1953_1517836174" text:style-name="Index_20_Link" text:visited-style-name="Index_20_Link">The PEG library<text:tab/>2</text:a></text:p>
          <text:p text:style-name="P228"><text:a xlink:type="simple" xlink:href="#__RefHeading___Toc1955_1517836174" text:style-name="Index_20_Link" text:visited-style-name="Index_20_Link">PEG grammars<text:tab/>2</text:a></text:p>
          <text:p text:style-name="P228"><text:a xlink:type="simple" xlink:href="#__RefHeading___Toc1957_1517836174" text:style-name="Index_20_Link" text:visited-style-name="Index_20_Link">A simple example<text:tab/>4</text:a></text:p>
          <text:p text:style-name="P228"><text:a xlink:type="simple" xlink:href="#__RefHeading___Toc2460_1285663837" text:style-name="Index_20_Link" text:visited-style-name="Index_20_Link">A calculator<text:tab/>5</text:a></text:p>
          <text:p text:style-name="P228"><text:a xlink:type="simple" xlink:href="#__RefHeading___Toc1959_1517836174" text:style-name="Index_20_Link" text:visited-style-name="Index_20_Link">The rules<text:tab/>5</text:a></text:p>
          <text:p text:style-name="P228"><text:a xlink:type="simple" xlink:href="#__RefHeading___Toc1961_1517836174" text:style-name="Index_20_Link" text:visited-style-name="Index_20_Link">Left recursion<text:tab/>6</text:a></text:p>
          <text:p text:style-name="P228"><text:a xlink:type="simple" xlink:href="#__RefHeading___Toc1963_1517836174" text:style-name="Index_20_Link" text:visited-style-name="Index_20_Link">Parsing the grammar<text:tab/>6</text:a></text:p>
          <text:p text:style-name="P228"><text:a xlink:type="simple" xlink:href="#__RefHeading___Toc2462_1285663837" text:style-name="Index_20_Link" text:visited-style-name="Index_20_Link">The value stack<text:tab/>6</text:a></text:p>
          <text:p text:style-name="P228"><text:a xlink:type="simple" xlink:href="#__RefHeading___Toc1971_1517836174" text:style-name="Index_20_Link" text:visited-style-name="Index_20_Link">Implicit lexical primitives<text:tab/>6</text:a></text:p>
          <text:p text:style-name="P228"><text:a xlink:type="simple" xlink:href="#__RefHeading___Toc1975_1517836174" text:style-name="Index_20_Link" text:visited-style-name="Index_20_Link">Action and semantic predicate macros<text:tab/>7</text:a></text:p>
          <text:p text:style-name="P228"><text:a xlink:type="simple" xlink:href="#__RefHeading___Toc2467_1285663837" text:style-name="Index_20_Link" text:visited-style-name="Index_20_Link">Checking a grammar<text:tab/>8</text:a></text:p>
          <text:p text:style-name="P228"><text:a xlink:type="simple" xlink:href="#__RefHeading___Toc1981_1517836174" text:style-name="Index_20_Link" text:visited-style-name="Index_20_Link">Unicode support<text:tab/>9</text:a></text:p>
          <text:p text:style-name="P228"><text:a xlink:type="simple" xlink:href="#__RefHeading___Toc1983_1517836174" text:style-name="Index_20_Link" text:visited-style-name="Index_20_Link">The Parser class<text:tab/>10</text:a></text:p>
          <text:p text:style-name="P228"><text:a xlink:type="simple" xlink:href="#__RefHeading___Toc1985_1517836174" text:style-name="Index_20_Link" text:visited-style-name="Index_20_Link">A multi-typed value stack parser<text:tab/>11</text:a></text:p>
        </text:index-body>
      </text:table-of-content>
      <text:h text:style-name="P220" text:outline-level="1"/>
      <text:h text:style-name="P223" text:outline-level="1"><text:bookmark-start text:name="__RefHeading___Toc1953_1517836174"/><text:span text:style-name="T110">The </text:span>PEG <text:span text:style-name="T110">library</text:span><text:bookmark-end text:name="__RefHeading___Toc1953_1517836174"/></text:h>
      <text:p text:style-name="P186">PEG (Parsing Expression Grammar) <text:span text:style-name="T13">is a formalism for describing recursive descent parsers with unlimited lookahead and backtracking. </text:span><text:span text:style-name="T115">The theory </text:span><text:span text:style-name="T118">of PEGs </text:span><text:span text:style-name="T115">can be </text:span><text:span text:style-name="T120">found</text:span><text:span text:style-name="T115"> in </text:span><text:span text:style-name="T116">Wikipedia </text:span><text:span text:style-name="T117">or in Bryan Ford’s original paper:</text:span></text:p>
      <text:p text:style-name="P167"><text:s/></text:p>
      <text:p text:style-name="P186"><text:a xlink:type="simple" xlink:href="https://en.wikipedia.org/wiki/Parsing_expression_grammar" text:style-name="Internet_20_link" text:visited-style-name="Visited_20_Internet_20_Link"><text:span text:style-name="T116">https://en.wikipedia.org/wiki/Parsing_expression_grammar</text:span></text:a></text:p>
      <text:p text:style-name="P186"><text:a xlink:type="simple" xlink:href="http://bford.info/pub/lang/peg.pdf" text:style-name="Internet_20_link" text:visited-style-name="Visited_20_Internet_20_Link"><text:span text:style-name="T117">http://bford.info/pub/lang/peg.pdf</text:span></text:a><text:span text:style-name="T117">. </text:span></text:p>
      <text:p text:style-name="P167"/>
      <text:p text:style-name="P149">Like YACC, which is a compiler of context-free grammars, there are compilers of PEG grammars. The LEG tool by Ian Piumarta <text:span text:style-name="T92">is a</text:span> good example. <text:span text:style-name="T165">LEG</text:span> takes a PEG grammar <text:span text:style-name="T110">with embedded actions </text:span>and generates <text:span text:style-name="T91">a parser in C</text:span>.</text:p>
      <text:p text:style-name="P149"/>
      <text:p text:style-name="Standard"><text:span text:style-name="T111">Pegpp is i</text:span>nspired <text:span text:style-name="T46">by</text:span> LEG <text:span text:style-name="T202">and tries to mimic its syntax</text:span>, <text:span text:style-name="T152">but it is not a compiler</text:span>. <text:s/><text:span text:style-name="T248">It is a </text:span>library <text:span text:style-name="T248">that allows embedding </text:span>PEG grammars in C++ code and pars<text:span text:style-name="T248">ing</text:span> <text:span text:style-name="T248">them</text:span> <text:span text:style-name="T248">directly without in</text:span>termediate code generation. </text:p>
      <text:p text:style-name="Standard"/>
      <text:p text:style-name="P207">The way of handling the value stack was inspired by YACC.</text:p>
      <text:p text:style-name="P150"/>
      <text:p text:style-name="P175"><text:span text:style-name="T112">Th</text:span><text:span text:style-name="T113">e</text:span><text:span text:style-name="T112"> library is a single header file (peg.h) </text:span><text:span text:style-name="T119">and</text:span><text:span text:style-name="T114"> requires C++1</text:span><text:span text:style-name="T121">7</text:span><text:span text:style-name="T112">.</text:span></text:p>
      <text:h text:style-name="P221" text:outline-level="1"><text:bookmark-start text:name="__RefHeading___Toc1955_1517836174"/><text:span text:style-name="T131">P</text:span><text:span text:style-name="T130">EG </text:span><text:span text:style-name="T132">grammar</text:span><text:span text:style-name="T133">s</text:span><text:bookmark-end text:name="__RefHeading___Toc1955_1517836174"/></text:h>
      <text:p text:style-name="P160">A PEG grammar is a set o<text:span text:style-name="T140">f</text:span> rules <text:span text:style-name="T138">(non-terminals)</text:span>. Each rule is assigned a parsing expression, <text:span text:style-name="T162">or just “expression”, for short:</text:span></text:p>
      <text:p text:style-name="P168"/>
      <text:p text:style-name="P179"><text:tab/><text:span text:style-name="T174">rule</text:span><text:span text:style-name="T233">1</text:span><text:span text:style-name="T174"> = expression</text:span><text:span text:style-name="T233">1</text:span><text:span text:style-name="T174">;</text:span></text:p>
      <text:p text:style-name="P179"><text:tab/><text:span text:style-name="T174">rule</text:span><text:span text:style-name="T233">2</text:span><text:span text:style-name="T174"> = expression</text:span><text:span text:style-name="T233">2</text:span><text:span text:style-name="T174">;</text:span></text:p>
      <text:p text:style-name="P179"><text:tab/>... </text:p>
      <text:p text:style-name="P179"><text:tab/></text:p>
      <text:p text:style-name="P169"><text:span text:style-name="T249">A</text:span> PEG parser tries to match its input against one of the rules, selected as the <text:span text:style-name="T177">start rule</text:span>. Parsing a rule means parsing the expression assigned to it. <text:span text:style-name="T234">The parser reads input and advances its input pointer as long as the input matches the parsed expression. During this process the parser may schedule actions to be executed after a successful parse. If parsing does not succeed, the parser backtracks by moving the input pointer backwards to where it was before the unsuccessful attempt and canceling the scheduled actions.</text:span></text:p>
      <text:p text:style-name="P160"/>
      <text:p text:style-name="P160"><text:span text:style-name="T235">Basic parsing expressions</text:span>:</text:p>
      <text:p text:style-name="P160"/>
      <text:list xml:id="list384147490" text:style-name="L1">
        <text:list-item>
          <text:p text:style-name="P208">Lexical primitives</text:p>
        </text:list-item>
        <text:list-item>
          <text:p text:style-name="P209">Rules</text:p>
        </text:list-item>
        <text:list-item>
          <text:p text:style-name="P210"><text:span text:style-name="T171">E</text:span>mbedded action<text:span text:style-name="T171">s</text:span></text:p>
        </text:list-item>
        <text:list-item>
          <text:p text:style-name="P210"><text:span text:style-name="T171">S</text:span>emantic predicate<text:span text:style-name="T171">s</text:span></text:p>
        </text:list-item>
      </text:list>
      <text:p text:style-name="P161"/>
      <text:p text:style-name="P162"><text:span text:style-name="T184">Lexical primitives</text:span> match some <text:span text:style-name="T254">simple</text:span> input patterns. If they parse successfully they <text:span text:style-name="T245">advance the input pointer over the matched </text:span>input. </text:p>
      <text:p text:style-name="P151"/>
      <text:p text:style-name="P29"><text:span text:style-name="T182">Any()</text:span> matches any cha<text:span text:style-name="T92">r</text:span>acter. It <text:span text:style-name="T173">only </text:span>fails when <text:span text:style-name="T173">no character can be read, i.e. at end of file</text:span>.</text:p>
      <text:p text:style-name="P29"/>
      <text:p text:style-name="P26"><text:span text:style-name="T183">Lit</text:span><text:span text:style-name="T182">(c)</text:span> <text:span text:style-name="T135">matches a single character c</text:span>. </text:p>
      <text:p text:style-name="P25"/>
      <text:p text:style-name="P28"><text:span text:style-name="T179">Lit</text:span><text:span text:style-name="T177">(s)</text:span> matches the <text:span text:style-name="T135">character sequence in string </text:span>s.</text:p>
      <text:p text:style-name="P28"/>
      <text:p text:style-name="P27"><text:span text:style-name="T177">Ccl(s)</text:span> <text:span text:style-name="T14">matches any character contained in the character class defined by string s. Character – is special. If it appears between two other characters in s it defines a character range, otherwise, if it is the first or last character in s, it just represents itself. Ccl(“ \t\r\n\f”) may be a definition of white space. Ccl(“0-9”) is the class of decimal digits. If s begins with ^, the class is complemented or negated. The ^ is removed from s and the class contains all characters not included in the rest of s. <text:s/>Thus Ccl(“^”) is a class that contains all characters and matches any. It is equivalent to Any(). </text:span></text:p>
      <text:p text:style-name="P27"/>
      <text:p text:style-name="P83"><text:span text:style-name="T180">Rules</text:span> <text:span text:style-name="T234">are named expressions</text:span>. </text:p>
      <text:p text:style-name="P28"/>
      <text:p text:style-name="P80"><text:span text:style-name="T177">Embedded actions</text:span> do not consume input <text:span text:style-name="T139">and always succeed. They schedule actions to be executed after a successful parse. Actions scheduled during an unsuccessful parse are cancelled.</text:span></text:p>
      <text:p text:style-name="P80"/>
      <text:p text:style-name="P30"><text:span text:style-name="T177">Do(</text:span><text:span text:style-name="T181">f</text:span><text:span text:style-name="T177">)</text:span> <text:span text:style-name="T139">s</text:span>chedules an action <text:span text:style-name="T134">f.</text:span> It takes an argument of type <text:span text:style-name="T16">std::function&lt;void()&gt;, </text:span>i.e. a function, function object or lambda <text:span text:style-name="T88">that takes</text:span> no arguments and <text:span text:style-name="T88">returns</text:span> nothing.</text:p>
      <text:p text:style-name="P30"><text:s/></text:p>
      <text:p text:style-name="P80"><text:span text:style-name="T177">Semantic predicates</text:span> <text:span text:style-name="T139">d</text:span>o not consume input. <text:span text:style-name="T139">They execute actions during parsing, which may cause the predicate to fail or succeed depending on certain semantic conditions.</text:span></text:p>
      <text:p text:style-name="P80"/>
      <text:p text:style-name="P31"><text:span text:style-name="T177">Pred(</text:span><text:span text:style-name="T181">f</text:span><text:span text:style-name="T177">) </text:span>takes an argument of type std::function&lt;void(bool &amp;)&gt;, i.e. a function, function object or lambda that <text:span text:style-name="T92">receives</text:span> a reference to a boolean variable and returns nothing. The function passed to Pred() is executed <text:span text:style-name="T92"><text:s/>when the predicate is parsed, and parsing succeeds or fails, depending on the value of the boolean variable when the function returns.</text:span> <text:span text:style-name="T42">The variable is </text:span>initialized to true <text:span text:style-name="T44">(success) </text:span>before calling the function, so that Pred(<text:span text:style-name="T165">f</text:span>) succeeds by default if <text:span text:style-name="T165">f</text:span> does not modify<text:span text:style-name="T45"> its argument</text:span>.</text:p>
      <text:p text:style-name="P89"/>
      <text:p text:style-name="P198"><text:soft-page-break/>If e, e1 and e2 are expressions, other expressions may be obtained by using some operators:</text:p>
      <text:p text:style-name="P170"/>
      <text:list xml:id="list193316962046582" text:continue-numbering="true" text:style-name="L1">
        <text:list-item>
          <text:p text:style-name="P214"><text:span text:style-name="T235">T</text:span>ext captur<text:span text:style-name="T236">e</text:span><text:tab/><text:tab/>--e <text:s text:c="3"/>e--</text:p>
        </text:list-item>
        <text:list-item>
          <text:p text:style-name="P215">Repetition<text:tab/><text:tab/>e[{n1, n2}] <text:s text:c="3"/>e[{n}] <text:s text:c="3"/>e[n] <text:s text:c="3"/>~e <text:s text:c="3"/>*e <text:s text:c="3"/>+e</text:p>
        </text:list-item>
        <text:list-item>
          <text:p text:style-name="P216"><text:span text:style-name="T235">S</text:span>yntactic pre<text:span text:style-name="T236">d</text:span>icate <text:tab/>&amp;e <text:s text:c="3"/>!e</text:p>
        </text:list-item>
        <text:list-item>
          <text:p text:style-name="P211"><text:span text:style-name="T235">S</text:span>equence <text:tab/><text:tab/>e1 &gt;&gt; e2</text:p>
        </text:list-item>
        <text:list-item>
          <text:p text:style-name="P212">Attachment <text:tab/><text:tab/>e1 ( e2 )</text:p>
        </text:list-item>
        <text:list-item>
          <text:p text:style-name="P211"><text:span text:style-name="T246">C</text:span>hoice<text:tab/> <text:tab/><text:tab/>e1 | e2 </text:p>
          <text:p text:style-name="P211"/>
        </text:list-item>
      </text:list>
      <text:p text:style-name="P147">Text capture</text:p>
      <text:p text:style-name="P81"/>
      <text:p text:style-name="P74"><text:span text:style-name="T236">The expressions --e and e-- succeed or fail as e does. If they succeed they capture the text </text:span>consumed by <text:span text:style-name="T84">e. The captured text may be used by Do() or Pred() actions following the capture. Captures may be nested (which is useful for debugging). </text:span></text:p>
      <text:p text:style-name="P82"/>
      <text:p text:style-name="P91">Repetition</text:p>
      <text:p text:style-name="P75"/>
      <text:p text:style-name="P40"><text:span text:style-name="T237">The general repetition expression </text:span>e[{n1, n2}] <text:span text:style-name="T255">tries to</text:span> parse e no less than n1 and no more than n2 times. It succeeds if <text:span text:style-name="T222">e is parsed at least n1 times. After the first n1 times, the parser keeps trying to parse e until a maximum of n2 times. </text:span></text:p>
      <text:p text:style-name="P40"/>
      <text:p text:style-name="P42">The special case n2 == 0 <text:span text:style-name="T250">actually </text:span>means n2 == <text:span text:style-name="T251">∞.</text:span> <text:span text:style-name="T250">There is no upper limit and t</text:span>he parser keeps trying to parse e indefinitely.</text:p>
      <text:p text:style-name="P39"/>
      <text:p text:style-name="P41">e[{n}] and e[n] <text:span text:style-name="T224">are equivalent to e[{n, n}]. If n != 0 they try to </text:span>parse e exactly n times. <text:span text:style-name="T227">For n == 0 they try to parse e as many times as possible and always succeed.</text:span></text:p>
      <text:p text:style-name="P41"/>
      <text:p text:style-name="P33">~e <text:span text:style-name="T222">is equivalent to e[{0, 1}]. It tries to parse e once and always succeeds</text:span>.</text:p>
      <text:p text:style-name="P33"/>
      <text:p text:style-name="P32">*<text:span text:style-name="T164">e is equivalent to e[{0, 0}]. It tries to parse e as many times as possible and always succeeds.</text:span></text:p>
      <text:p text:style-name="P32"/>
      <text:p text:style-name="P36">+e <text:span text:style-name="T223">is equivalent to e[{1, 0}]. </text:span>It <text:span text:style-name="T169">tries to parse e as many times as possible and succeeds if e is </text:span>parsed at least once.</text:p>
      <text:p text:style-name="P36"/>
      <text:p text:style-name="P174">Syntactic predicate</text:p>
      <text:p text:style-name="P163"/>
      <text:p text:style-name="P37"><text:span text:style-name="T239">Syntactic predicates </text:span>are lookahead mechanisms that check <text:span text:style-name="T168">if</text:span> some expression e can be parsed at the current point. <text:span text:style-name="T238">This is done by actually trying to parse e and backtracking if parsing succeeds, so that input eventually consumed by e is returned to the input stream and actions eventually scheduled by e are canceled.</text:span></text:p>
      <text:p text:style-name="P34"/>
      <text:p text:style-name="P34">&amp;e (“and-predicate”) <text:span text:style-name="T15">succeeds if e can be parsed at the current point. </text:span></text:p>
      <text:p text:style-name="P34"/>
      <text:p text:style-name="P35">!e (“not-predicate”) <text:span text:style-name="T15">succeeds if parsing e at the current point would fail. This kind of predicate is most frequently used as a stop condition. !Any() means</text:span> end of file.</text:p>
      <text:p text:style-name="P206"/>
      <text:p text:style-name="P197"><text:span text:style-name="T177">Sequence</text:span> </text:p>
      <text:p text:style-name="P189"/>
      <text:p text:style-name="P16"><text:span text:style-name="T252">I</text:span>n the original <text:span text:style-name="T82">LEG syntax sequences are built by concatenation. C++ requires an operator, so &gt;&gt; was chosen. Parsing e1 &gt;&gt; e2 succeeds if both e1 and e2 are parsed successfully and in that order. If e1 fails, e2 is not parsed. </text:span></text:p>
      <text:p text:style-name="P199"/>
      <text:p text:style-name="P164"><text:span text:style-name="T178">Attachment</text:span> </text:p>
      <text:p text:style-name="P189"/>
      <text:p text:style-name="P17">An attachment e1 ( e2 <text:s/>) parses like the sequence e1 &gt;&gt; e2, but e2 does <text:span text:style-name="T189">not </text:span>occupy any slots in the value stack. This will be explained later.</text:p>
      <text:p text:style-name="P16"/>
      <text:p text:style-name="P92">Choice</text:p>
      <text:p text:style-name="P85"/>
      <text:p text:style-name="P43">Parsing the ordered choice e1 | e2 starts by parsing e1. If e1 succeeds, the expression succeeds without parsing e2. If e1 fails, the result is obtained by parsing e2. This short-circuit evaluation makes PEG grammars deterministic, since alternatives are always tried in fixed left-to-right order. </text:p>
      <text:p text:style-name="P38"/>
      <text:p text:style-name="P87">Th<text:span text:style-name="T253">is table lists </text:span>the available operators <text:span text:style-name="T253">grouped by </text:span>decreasing order of priority:</text:p>
      <text:p text:style-name="P86"/>
      <text:list xml:id="list2493042180" text:style-name="L2">
        <text:list-item>
          <text:p text:style-name="P213"><text:span text:style-name="T187">e</text:span>-- <text:s text:c="3"/><text:span text:style-name="T187">e1(e2) <text:s text:c="3"/>e[{n1, n2}] <text:s text:c="3"/>e[{n}] <text:s text:c="3"/>e[n]</text:span></text:p>
        </text:list-item>
        <text:list-item>
          <text:p text:style-name="P213">--<text:span text:style-name="T187">e <text:s/></text:span><text:s text:c="2"/>&amp;<text:span text:style-name="T187">e <text:s text:c="3"/></text:span>!<text:span text:style-name="T187">e <text:s text:c="3"/></text:span>~<text:span text:style-name="T187">e <text:s text:c="3"/></text:span>*<text:span text:style-name="T187">e <text:s text:c="3"/></text:span>+<text:span text:style-name="T187">e</text:span></text:p>
        </text:list-item>
        <text:list-item>
          <text:p text:style-name="P213"><text:span text:style-name="T187">e1 </text:span>&gt;&gt; <text:span text:style-name="T187">e2</text:span></text:p>
        </text:list-item>
        <text:list-item>
          <text:p text:style-name="P213"><text:span text:style-name="T187">e1 </text:span>| <text:span text:style-name="T187">e2</text:span></text:p>
        </text:list-item>
      </text:list>
      <text:p text:style-name="P165"/>
      <text:p text:style-name="P84">Parenthes<text:span text:style-name="T215">e</text:span>s may be used for grouping in order to override priorities. </text:p>
      <text:p text:style-name="P84"/>
      <text:p text:style-name="P88"><text:span text:style-name="T239">Note that u</text:span>nary operator &amp; has been overridden, so that &amp;e means “e can be parsed at this point” and not “the address of e”. In the unlikely case that the address of an expression is needed, use std::addressof.</text:p>
      <text:h text:style-name="P224" text:outline-level="1"><text:bookmark-start text:name="__RefHeading___Toc1957_1517836174"/><text:soft-page-break/><text:span text:style-name="T218">A simple e</text:span>xample<text:bookmark-end text:name="__RefHeading___Toc1957_1517836174"/></text:h>
      <text:p text:style-name="P194">This little example is a direct translation of a LEG parser taken from the LEG distribution. It copies its input to its output, replacing occurrences of the string “username” by the current user’s login name.</text:p>
      <text:p text:style-name="P191"/>
      <text:p text:style-name="P192">The original LEG source:</text:p>
      <text:p text:style-name="P191"/>
      <text:p text:style-name="P77">%{</text:p>
      <text:p text:style-name="P11"><text:s text:c="4"/>#include &lt;unistd.h&gt;</text:p>
      <text:p text:style-name="P11"><text:s text:c="4"/>#include &lt;<text:span text:style-name="T205">stdio</text:span>.h&gt;</text:p>
      <text:p text:style-name="P11">%}</text:p>
      <text:p text:style-name="P12"/>
      <text:p text:style-name="P12">start <text:s text:c="2"/>= "username" <text:s text:c="5"/>{ printf("%s", getlogin()); }</text:p>
      <text:p text:style-name="P12"><text:s text:c="8"/>| &lt; . &gt; <text:s text:c="10"/>{ putchar(yytext[0]); }</text:p>
      <text:p text:style-name="P12"/>
      <text:p text:style-name="P12">%%</text:p>
      <text:p text:style-name="P12"/>
      <text:p text:style-name="P12">int main()</text:p>
      <text:p text:style-name="P12">{</text:p>
      <text:p text:style-name="P12"><text:s text:c="4"/>while ( yyparse() )</text:p>
      <text:p text:style-name="P12"><text:s text:c="8"/>;</text:p>
      <text:p text:style-name="P12"><text:s text:c="4"/>return 0;</text:p>
      <text:p text:style-name="P12">}</text:p>
      <text:p text:style-name="P12"/>
      <text:p text:style-name="P190">Th<text:span text:style-name="T239">e</text:span> same parser <text:span text:style-name="T203">using</text:span> pegpp:</text:p>
      <text:p text:style-name="P178"/>
      <text:p text:style-name="P62">#include &lt;<text:span text:style-name="T204">unistd</text:span>.h&gt;</text:p>
      <text:p text:style-name="P62">#include &lt;iostream&gt;</text:p>
      <text:p text:style-name="P62"/>
      <text:p text:style-name="P62">#include "peg.h"</text:p>
      <text:p text:style-name="P62"/>
      <text:p text:style-name="P62">using namespace std;</text:p>
      <text:p text:style-name="P62">using namespace peg;</text:p>
      <text:p text:style-name="P62"/>
      <text:p text:style-name="P62">class parser : public Parser&lt;&gt;</text:p>
      <text:p text:style-name="P62">{</text:p>
      <text:p text:style-name="P62"><text:s text:c="4"/>Rule start;</text:p>
      <text:p text:style-name="P62"/>
      <text:p text:style-name="P62">public:</text:p>
      <text:p text:style-name="P62"/>
      <text:p text:style-name="P62"><text:s text:c="4"/>parser(<text:span text:style-name="T198">istream &amp;in = cin</text:span>) : Parser(start, <text:span text:style-name="T198">in</text:span>)</text:p>
      <text:p text:style-name="P62"><text:s text:c="4"/>{</text:p>
      <text:p text:style-name="P62"><text:s text:c="8"/>start <text:s text:c="2"/>= "username"_lit <text:s text:c="7"/><text:span text:style-name="T228">do</text:span>_( cout &lt;&lt; <text:span text:style-name="T197">getlogin</text:span>(); )</text:p>
      <text:p text:style-name="P62"><text:s text:c="16"/>| Any()-- <text:s text:c="14"/><text:span text:style-name="T228">do</text:span>_( cout &lt;&lt; text(); )</text:p>
      <text:p text:style-name="P62"><text:s text:c="16"/>;</text:p>
      <text:p text:style-name="P62"><text:s text:c="4"/>}</text:p>
      <text:p text:style-name="P62">};</text:p>
      <text:p text:style-name="P62"/>
      <text:p text:style-name="P62">int main()</text:p>
      <text:p text:style-name="P62">{</text:p>
      <text:p text:style-name="P62"><text:s text:c="4"/>parser p;</text:p>
      <text:p text:style-name="P62"><text:s text:c="4"/>while ( p.parse() )</text:p>
      <text:p text:style-name="P62"><text:s text:c="8"/>p.accept();</text:p>
      <text:p text:style-name="P62">}</text:p>
      <text:p text:style-name="P44"/>
      <text:p text:style-name="P114">Th<text:span text:style-name="T199">is parser has only one rule (start). The empty parameter list in Parser&lt;&gt; indicates that it does not use a value stack; if it did, the types of the values returned by the rules would be listed between the angle brackets. </text:span></text:p>
      <text:p text:style-name="P114"/>
      <text:p text:style-name="P119">The constructor receives an argument with the input stream to read characters from, by default std::cin (standard input). The base class (Parser) needs to be initialized with the grammar’s start rule (start) and the input stream, which also defaults to std::cin if not passed.</text:p>
      <text:p text:style-name="P113"/>
      <text:p text:style-name="P120">The “username”_lit construct is a user-defined literal returning Lit(“username”). It matches the string “username” literally. Characters not matching “username” are matched individually by Any().</text:p>
      <text:p text:style-name="P113"/>
      <text:p text:style-name="P115">Embedded actions are placed in the grammar using <text:span text:style-name="T201">the do</text:span>_( ... ) construct, which replace<text:span text:style-name="T201">s</text:span> <text:span text:style-name="T201">the </text:span>pair of braces { ... } <text:span text:style-name="T201">used </text:span>in the original LEG syntax. <text:span text:style-name="T201">This construct is a macro, which expands to (peg::Do([&amp;]{ ... })), i.e. it schedules a capture-all-by-reference lambda. Note that the Do() expression is surrounded by parentheses. This makes it attach to the preceding expression, making an intermediate &gt;&gt; operator unnecessary.</text:span></text:p>
      <text:p text:style-name="P115"/>
      <text:p text:style-name="P116"><text:span text:style-name="T203">O</text:span>perator -- captures the text matched by Any(), which is <text:span text:style-name="T219">accessed</text:span> by calling the text() method inherited from the Parser class. </text:p>
      <text:p text:style-name="P116"/>
      <text:p text:style-name="P117">The parser is executed by calling its parse() method. When parse() returns, accept() is called to execute the actions scheduled while parsing and discard the consumed input. It is not necessary to call accept() every time parse() returns, as is done here. Matched input and scheduled actions just queue up in the parser until accept() is called.</text:p>
      <text:p text:style-name="P117"/>
      <text:h text:style-name="Heading_20_1" text:outline-level="1"><text:bookmark-start text:name="__RefHeading___Toc2460_1285663837"/><text:soft-page-break/>A calculator<text:bookmark-end text:name="__RefHeading___Toc2460_1285663837"/></text:h>
      <text:p text:style-name="P118">This simple integer calculator <text:span text:style-name="T210">supports the four basic operations and grouping with parentheses</text:span>:</text:p>
      <text:p text:style-name="P118"/>
      <text:p text:style-name="P78">#include &lt;iostream&gt;</text:p>
      <text:p text:style-name="P1">#include &lt;string&gt;</text:p>
      <text:p text:style-name="P1"/>
      <text:p text:style-name="P1">#include "peg.h"</text:p>
      <text:p text:style-name="P1"/>
      <text:p text:style-name="P1">using namespace std;</text:p>
      <text:p text:style-name="P1">using namespace peg;</text:p>
      <text:p text:style-name="P1"/>
      <text:p text:style-name="P9">class calculator : public Parser&lt;int&gt;</text:p>
      <text:p text:style-name="P1">{</text:p>
      <text:p text:style-name="P60"><text:s text:c="4"/>Rule WS, SIGN, DIGIT, NUMBER, LPAR, RPAR, ADD, SUB, MUL, DIV;</text:p>
      <text:p text:style-name="P1"><text:s text:c="4"/>Rule calc, expression, term, factor;</text:p>
      <text:p text:style-name="P56"/>
      <text:p text:style-name="P57">public:</text:p>
      <text:p text:style-name="P57"/>
      <text:p text:style-name="P57"><text:s text:c="4"/>calculator(istream &amp;in = cin) : Parser(calc, in)</text:p>
      <text:p text:style-name="P57"><text:s text:c="4"/>{<text:span text:style-name="T207"> <text:s text:c="4"/></text:span></text:p>
      <text:p text:style-name="P1"><text:tab/>// <text:span text:style-name="T33">Lexical rules</text:span></text:p>
      <text:p text:style-name="P1"/>
      <text:p text:style-name="P1"><text:tab/>WS<text:tab/><text:tab/>= *" \t\f\r\n"_<text:span text:style-name="T49">ccl</text:span>;</text:p>
      <text:p text:style-name="P1"><text:tab/>SIGN<text:tab/><text:tab/>= "+-"_<text:span text:style-name="T49">ccl</text:span>;</text:p>
      <text:p text:style-name="P1"><text:tab/>DIGIT<text:tab/><text:tab/>= "0-9"_<text:span text:style-name="T49">ccl</text:span>;</text:p>
      <text:p text:style-name="P1"><text:tab/>NUMBER<text:tab/><text:tab/>= (~SIGN &gt;&gt; +DIGIT)-- &gt;&gt; WS<text:tab/><text:span text:style-name="T228">do_(</text:span> val<text:span text:style-name="T208">(</text:span>0<text:span text:style-name="T208">)</text:span> = stoi(text()); );</text:p>
      <text:p text:style-name="P1"><text:tab/>LPAR<text:tab/><text:tab/>= '(' &gt;&gt; WS;</text:p>
      <text:p text:style-name="P1"><text:tab/>RPAR<text:tab/><text:tab/>= ')' &gt;&gt; WS;</text:p>
      <text:p text:style-name="P1"><text:tab/>ADD<text:tab/><text:tab/>= '+' &gt;&gt; WS;</text:p>
      <text:p text:style-name="P1"><text:tab/>SUB<text:tab/><text:tab/>= '-' &gt;&gt; WS;</text:p>
      <text:p text:style-name="P1"><text:tab/>MUL<text:tab/><text:tab/>= '*' &gt;&gt; WS;</text:p>
      <text:p text:style-name="P1"><text:tab/>DIV<text:tab/><text:tab/>= '/' &gt;&gt; WS;</text:p>
      <text:p text:style-name="P1"/>
      <text:p text:style-name="P1"><text:tab/>// Calcula<text:span text:style-name="T33">tor</text:span></text:p>
      <text:p text:style-name="P1"/>
      <text:p text:style-name="P1"><text:tab/>calc <text:tab/><text:tab/>= WS &gt;&gt; expression <text:tab/><text:tab/><text:span text:style-name="T228">do_(</text:span> cout &lt;&lt; val<text:span text:style-name="T257">&lt;int&gt;(</text:span>1<text:span text:style-name="T208">)</text:span> &lt;&lt; endl; )</text:p>
      <text:p text:style-name="P56"><text:s text:c="22"/>;</text:p>
      <text:p text:style-name="P1"><text:tab/>expression<text:tab/>= term &gt;&gt; *(<text:tab/></text:p>
      <text:p text:style-name="P1"><text:tab/><text:tab/><text:tab/><text:tab/> <text:s/>ADD &gt;&gt; term <text:tab/><text:tab/><text:span text:style-name="T228">do_(</text:span> val<text:span text:style-name="T257">&lt;int&gt;(</text:span>0<text:span text:style-name="T208">)</text:span> += val<text:span text:style-name="T257">&lt;int&gt;(</text:span>2<text:span text:style-name="T208">)</text:span>; )</text:p>
      <text:p text:style-name="P1"><text:tab/><text:tab/><text:tab/><text:tab/>| SUB &gt;&gt; term <text:tab/><text:tab/><text:span text:style-name="T228">do_(</text:span> val<text:span text:style-name="T257">&lt;int&gt;(</text:span>0<text:span text:style-name="T208">)</text:span> -= val<text:span text:style-name="T257">&lt;int&gt;(</text:span>2<text:span text:style-name="T208">)</text:span>; )</text:p>
      <text:p text:style-name="P1"><text:tab/><text:tab/><text:tab/><text:tab/>)</text:p>
      <text:p text:style-name="P56"><text:s text:c="22"/>;<text:tab/></text:p>
      <text:p text:style-name="P1"><text:tab/>term<text:tab/><text:tab/>= factor &gt;&gt; *(</text:p>
      <text:p text:style-name="P1"><text:tab/><text:tab/><text:tab/><text:tab/> <text:s/>MUL &gt;&gt; factor <text:tab/><text:span text:style-name="T228">do_(</text:span> val<text:span text:style-name="T257">&lt;int&gt;(</text:span>0<text:span text:style-name="T208">)</text:span> *= val<text:span text:style-name="T257">&lt;int&gt;(</text:span>2<text:span text:style-name="T208">)</text:span>; )<text:tab/></text:p>
      <text:p text:style-name="P1"><text:tab/><text:tab/><text:tab/><text:tab/>| DIV &gt;&gt; factor <text:tab/><text:span text:style-name="T228">do_(</text:span> val<text:span text:style-name="T257">&lt;int&gt;(</text:span>0<text:span text:style-name="T208">)</text:span> /= val<text:span text:style-name="T257">&lt;int&gt;(</text:span>2<text:span text:style-name="T208">)</text:span>; )</text:p>
      <text:p text:style-name="P1"><text:tab/><text:tab/><text:tab/><text:tab/>)</text:p>
      <text:p text:style-name="P56"><text:s text:c="22"/>;</text:p>
      <text:p text:style-name="P1"><text:tab/>factor<text:tab/><text:tab/>= NUMBER </text:p>
      <text:p text:style-name="P1"><text:tab/><text:tab/><text:tab/>| LPAR &gt;&gt; expression &gt;&gt; RPAR <text:tab/><text:span text:style-name="T228">do_(</text:span> val<text:span text:style-name="T208">(</text:span>0<text:span text:style-name="T208">)</text:span> = val<text:span text:style-name="T208">(</text:span>1<text:span text:style-name="T208">)</text:span>; )</text:p>
      <text:p text:style-name="P56"><text:s text:c="22"/>;</text:p>
      <text:p text:style-name="P56"><text:s text:c="4"/><text:span text:style-name="T206">}</text:span></text:p>
      <text:p text:style-name="P1">};</text:p>
      <text:p text:style-name="P56"/>
      <text:p text:style-name="P58">int main()</text:p>
      <text:p text:style-name="P58">{</text:p>
      <text:p text:style-name="P58"><text:s text:c="4"/>calculator c;</text:p>
      <text:p text:style-name="P58"><text:s text:c="4"/>while ( c.parse() )</text:p>
      <text:p text:style-name="P58"><text:s text:c="8"/>c.accept();</text:p>
      <text:p text:style-name="P58">}</text:p>
      <text:h text:style-name="Heading_20_1" text:outline-level="1"><text:bookmark-start text:name="__RefHeading___Toc1959_1517836174"/>The rules<text:bookmark-end text:name="__RefHeading___Toc1959_1517836174"/></text:h>
      <text:p text:style-name="P152">Rules are instances of the Rule class. <text:span text:style-name="T185">Assigning an expression to</text:span> a rule <text:span text:style-name="T83">builds</text:span> a synt<text:span text:style-name="T24">ax</text:span> tree, dynamically allocating memory for the structures in the nodes of the tree. <text:span text:style-name="T200">S</text:span>mart pointers of the type std::shared_ptr take care of releasing memory when the rules are no longer used. </text:p>
      <text:p text:style-name="P152"/>
      <text:p text:style-name="P155">When a grammar is built, rules may be <text:span text:style-name="T185">assigned to</text:span> in any arbitrary order. Any rule can <text:span text:style-name="T19">refer to</text:span> <text:span text:style-name="T166">itself or to </text:span>any <text:span text:style-name="T166">other </text:span>rule, whether it has already been <text:span text:style-name="T185">initialized</text:span> or not. This is necessary <text:span text:style-name="T85">to build</text:span> <text:span text:style-name="T39">recursive</text:span> grammars.</text:p>
      <text:p text:style-name="P155"><text:s/></text:p>
      <text:p text:style-name="P159">When used as a parsing expression, a <text:span text:style-name="T176">r</text:span>ule <text:span text:style-name="T166">behaves as </text:span>a reference to itself. For this reason no Rule temporaries can be created, since they would produce expressions with dangling references. The Rule class has no constructors except the default, and the copy constructor has been deleted. </text:p>
      <text:p text:style-name="P166"/>
      <text:p text:style-name="P159"><text:span text:style-name="T219">Rules must be defined </text:span>as uninitialized variable<text:span text:style-name="T153">s. The grammar is built by assigning </text:span>parsing expression<text:span text:style-name="T153">s to the rules</text:span>.</text:p>
      <text:h text:style-name="Heading_20_1" text:outline-level="1"><text:bookmark-start text:name="__RefHeading___Toc1961_1517836174"/><text:soft-page-break/>Left recursion<text:bookmark-end text:name="__RefHeading___Toc1961_1517836174"/></text:h>
      <text:p text:style-name="P196"><text:span text:style-name="T85">T</text:span>he copy assignment operator <text:span text:style-name="T137">of rules </text:span>is non-standard. <text:span text:style-name="T137">Normally, the</text:span> statement r = r <text:span text:style-name="T136">is supposed to do</text:span> nothing. However, <text:span text:style-name="T52">if r is a rule, </text:span>it actually <text:span text:style-name="T85">makes</text:span> <text:span text:style-name="T51">r left-recursive, meaning that the recursive-descent parser for r calls itself directly without reading input. Parsing such a rule enters an infinite recursive loop and overflows the stack. This is an example of direct left recursion, where a rule is assigned an expression that starts by trying to parse the same rule without reading any input.</text:span></text:p>
      <text:p text:style-name="P158"/>
      <text:p text:style-name="P153"><text:span text:style-name="T51">Left recursion can also be indirect, originating in cyclic references. The </text:span>calculator <text:span text:style-name="T26">has t</text:span>he following <text:span text:style-name="T196">reference cycle</text:span>:</text:p>
      <text:p text:style-name="P153"/>
      <text:p text:style-name="P156"><text:tab/><text:span text:style-name="T12">expression → term → factor → expression</text:span></text:p>
      <text:p text:style-name="P156"/>
      <text:p text:style-name="P154"><text:span text:style-name="T26">The first two references (expression → term → factor) are direct. The third one (factor → expression) closes the cycle but only after </text:span>reading a LPAR (left parenthesis) token. <text:span text:style-name="T154">Without this LPAR </text:span>the grammar would be left recursive. This is an inherent limitation of PEG grammars: reference cycles <text:span text:style-name="T20">that may close</text:span> without <text:span text:style-name="T154">consuming</text:span> at least one character from <text:span text:style-name="T21">the </text:span>input <text:span text:style-name="T192">are forbidden</text:span>. </text:p>
      <text:h text:style-name="Heading_20_1" text:outline-level="1"><text:bookmark-start text:name="__RefHeading___Toc1963_1517836174"/>Parsing <text:span text:style-name="T210">the grammar</text:span><text:bookmark-end text:name="__RefHeading___Toc1963_1517836174"/></text:h>
      <text:p text:style-name="P157"><text:span text:style-name="T27">Once built, a grammar is used by calling method parse() </text:span><text:span text:style-name="T31">of the parser</text:span><text:span text:style-name="T27">. It returns true if the input matches th</text:span><text:span text:style-name="T28">e</text:span><text:span text:style-name="T27"> grammar, </text:span><text:span text:style-name="T28">and</text:span><text:span text:style-name="T27"> false otherwise. </text:span><text:span text:style-name="T29">Wh</text:span><text:span text:style-name="T27">en parse() returns the </text:span><text:span text:style-name="T31">parser</text:span><text:span text:style-name="T27"> holds </text:span><text:span text:style-name="T30">in an internal buffer all </text:span><text:span text:style-name="T27">input read </text:span><text:span text:style-name="T32">so far, and an input pointer pointing to the first character not matched</text:span><text:span text:style-name="T27">. For example, let’s assume that the </text:span><text:span text:style-name="T31">calculator </text:span><text:span text:style-name="T27">is fed with this input:</text:span></text:p>
      <text:p text:style-name="P173"/>
      <text:p text:style-name="P171"><text:tab/>(1 + 2) * 3 H<text:span text:style-name="T17">ello</text:span></text:p>
      <text:p text:style-name="P171"/>
      <text:p text:style-name="P172">The <text:span text:style-name="T154">first </text:span>call to parse(<text:span text:style-name="T209">)</text:span> returns true. <text:span text:style-name="T154">Now t</text:span>he <text:span text:style-name="T209">parser</text:span> <text:span text:style-name="T93">has advanced</text:span> its input pointer to the H in Hello. The <text:span text:style-name="T209">parser</text:span> also holds a vector of actions scheduled by Do() during parsing. These actions must be executed in order to evaluate the <text:span text:style-name="T196">calculation</text:span>. Calling accept() executes the scheduled actions, resets the vector that holds them and discards the consumed part of the input. Input now starts at the H in Hello. The next call to parse() fails, since Hello does not match the grammar, <text:span text:style-name="T154">and the input pointer does not advance.</text:span></text:p>
      <text:p text:style-name="P148"/>
      <text:h text:style-name="P226" text:outline-level="1"><text:bookmark-start text:name="__RefHeading___Toc2462_1285663837"/>The value stack<text:bookmark-end text:name="__RefHeading___Toc2462_1285663837"/></text:h>
      <text:p text:style-name="P148"/>
      <text:p text:style-name="P148">Expressions in a rule may return a value in a slot <text:span text:style-name="T23">of</text:span> the value stack, according to their position in the sequence. Rule actions <text:span text:style-name="T186">(and semantic predicates) </text:span>may return <text:span text:style-name="T220">a value</text:span> by assigning val<text:span text:style-name="T210">(</text:span>0<text:span text:style-name="T210">)</text:span>. If <text:span text:style-name="T141">it does not assign val(0), a</text:span> rule returns the value of its first expression.</text:p>
      <text:p text:style-name="P148"/>
      <text:p text:style-name="P180">Th<text:span text:style-name="T221">e</text:span> calculator <text:span text:style-name="T225">inherits</text:span> from Parser&lt;int&gt;, <text:span text:style-name="T240">meaning</text:span> that the value stack will hold elements of type int. <text:span text:style-name="T257">Reading a value in the stack requires the val&lt;T&gt;(n) syntax, although in this case T can be only int.</text:span></text:p>
      <text:p text:style-name="P148"/>
      <text:p text:style-name="P148">The index of each expression in a rule <text:span text:style-name="T217">is</text:span> easily calculated by counting <text:span text:style-name="T22">how many</text:span> <text:span text:style-name="T34">&gt;&gt;</text:span>’<text:span text:style-name="T22">s</text:span> separate it from the start of the rule. For example, in rule term <text:span text:style-name="T210">of the calculator</text:span>, the first factor is in position 0 and the second one in position 2. If an expression of the rule has alternatives, it uses as <text:span text:style-name="T18">many</text:span> stack slots as <text:span text:style-name="T18">its longest alternative. For example:</text:span></text:p>
      <text:p text:style-name="P148"/>
      <text:p text:style-name="P124"><text:span text:style-name="T122"><text:tab/> <text:s text:c="6"/></text:span><text:span text:style-name="T4"><text:s/>r = e0 </text:span><text:span text:style-name="T5">&gt;&gt;</text:span><text:span text:style-name="T4"><text:tab/>(</text:span></text:p>
      <text:p text:style-name="P123"><text:tab/><text:tab/><text:tab/> <text:s/>a1 <text:span text:style-name="T34">&gt;&gt;</text:span> a2 </text:p>
      <text:p text:style-name="P123"><text:tab/><text:tab/><text:tab/>| b1 <text:span text:style-name="T34">&gt;&gt;</text:span> b2 <text:span text:style-name="T34">&gt;&gt;</text:span> b3 <text:span text:style-name="T34">&gt;&gt;</text:span> b4 </text:p>
      <text:p text:style-name="P123"><text:tab/><text:tab/><text:tab/>) <text:tab/><text:tab/><text:tab/> <text:s/><text:span text:style-name="T34">&gt;&gt;</text:span> e5;</text:p>
      <text:p text:style-name="P90"/>
      <text:p text:style-name="P176">Th<text:span text:style-name="T36">e</text:span> expression between parentheses uses four stack slots. The result of e5 always appears in val<text:span text:style-name="T210">(</text:span>5<text:span text:style-name="T210">)</text:span>, no matter which alternative matche<text:span text:style-name="T23">s</text:span> when parsing (a1 ... <text:s/>a2 or b1 ... b4).</text:p>
      <text:p text:style-name="P148"/>
      <text:p text:style-name="P148">This way of handling the value stack is similar to <text:span text:style-name="T25">YACC’s</text:span>. <text:span text:style-name="T36">Our</text:span> <text:span text:style-name="T257">val(0) is equivalent to YACC’s $1 and $$, val(1) is YACC’s $2, etc.</text:span></text:p>
      <text:h text:style-name="P222" text:outline-level="1"><text:bookmark-start text:name="__RefHeading___Toc1971_1517836174"/>Implicit lexical primitives<text:bookmark-end text:name="__RefHeading___Toc1971_1517836174"/></text:h>
      <text:p text:style-name="P79"><text:span text:style-name="T264">Many of the </text:span>operators used to build the rules are overloaded so that they can accept values of the types taken by the <text:span text:style-name="T256">lexical primitives</text:span>, and automatically <text:span text:style-name="T264">promote them</text:span> to the respective <text:span text:style-name="T256">primitive</text:span>. <text:span text:style-name="T37">The assignment operator of class Rule is similarly overloaded.</text:span></text:p>
      <text:p text:style-name="P79"/>
      <text:p text:style-name="P109"><text:tab/>std::string s<text:tab/><text:tab/><text:tab/><text:span text:style-name="T35">converts to</text:span> <text:span text:style-name="T65">Lit</text:span>(s)</text:p>
      <text:p text:style-name="P109"><text:tab/><text:span text:style-name="T38">const char *</text:span>s<text:tab/><text:tab/><text:tab/><text:span text:style-name="T35">converts to</text:span> <text:span text:style-name="T65">Lit</text:span>(<text:span text:style-name="T65">std::string(</text:span>s<text:span text:style-name="T65">)</text:span>)</text:p>
      <text:p text:style-name="P109"><text:tab/><text:span text:style-name="T65">char</text:span> c <text:tab/><text:tab/><text:tab/><text:tab/><text:span text:style-name="T35">converts to</text:span> <text:span text:style-name="T65">Lit</text:span>(c)</text:p>
      <text:p text:style-name="P108"><text:tab/>std::function&lt;void()&gt; f<text:tab/><text:tab/><text:span text:style-name="T35">converts to</text:span> Do(f)</text:p>
      <text:p text:style-name="P110"><text:tab/>std::function&lt;void(<text:span text:style-name="T40">bool &amp;</text:span>)&gt; f<text:tab/><text:span text:style-name="T35">converts to</text:span> <text:span text:style-name="T41">Pred(</text:span>f)</text:p>
      <text:p text:style-name="P108"><text:tab/></text:p>
      <text:p text:style-name="P177">In many cases these automatic conversions allow replacing explicit calls to the <text:span text:style-name="T256">primitives</text:span> by their arguments. In the calculator we have eliminated <text:span text:style-name="T211">explicit</text:span> <text:span text:style-name="T167">calls to Lit</text:span>(), <text:span text:style-name="T211">for example</text:span>. <text:span text:style-name="T43">I</text:span>t is not possible to eliminate <text:span text:style-name="T155">calls to </text:span>Ccl(s), since <text:span text:style-name="T89">a standalone string </text:span>s <text:span text:style-name="T170">converts to</text:span> <text:span text:style-name="T65">Lit</text:span>(s), <text:span text:style-name="T193">not to Ccl(s)</text:span>. </text:p>
      <text:p text:style-name="P177"/>
      <text:p text:style-name="P188"><text:span text:style-name="T264">B</text:span>inary operators <text:span text:style-name="T264">require that at least </text:span>one of the arguments <text:span text:style-name="T265">be</text:span> an explicit expression; the other may convert automatically. <text:span text:style-name="T264">Prefix and postfix operators have to be applied to an explicit expression.</text:span></text:p>
      <text:p text:style-name="P148"><text:soft-page-break/></text:p>
      <text:p text:style-name="P187"><text:span text:style-name="T48">Calls to Lit</text:span>(s), <text:span text:style-name="T65">Lit(c) and </text:span>Ccl(s) <text:span text:style-name="T48">with literal arguments </text:span>may <text:span text:style-name="T50">also </text:span>be replaced by <text:span text:style-name="T48">user-defined lit</text:span>erals: </text:p>
      <text:p text:style-name="P148"/>
      <text:p text:style-name="P125"><text:span text:style-name="T123"><text:tab/>“ab”_</text:span><text:span text:style-name="T124">lit<text:tab/></text:span><text:span text:style-name="T123"><text:tab/><text:tab/><text:tab/></text:span><text:span text:style-name="T126">is</text:span><text:span text:style-name="T125"> Lit</text:span><text:span text:style-name="T123">(std::string(“ab”, 2))</text:span></text:p>
      <text:p text:style-name="P112"><text:tab/>‘c’_<text:span text:style-name="T65">lit</text:span><text:tab/><text:tab/><text:tab/><text:tab/><text:span text:style-name="T191">is Lit</text:span>(‘c’);</text:p>
      <text:p text:style-name="P112"><text:tab/>“a-z”_ccl<text:tab/><text:tab/><text:tab/><text:span text:style-name="T191">is </text:span>Ccl(std::string(“a-z”, 3))</text:p>
      <text:p text:style-name="P111"/>
      <text:p text:style-name="P148"><text:span text:style-name="T94">User-defined string literals </text:span>allow <text:span text:style-name="T211">embedded </text:span>null characters, since the compiler passes <text:span text:style-name="T65">the</text:span> <text:span text:style-name="T65">length</text:span> <text:span text:style-name="T65">of the literal </text:span>to the operator. The <text:span text:style-name="T230">literal </text:span>operators are defined in <text:span text:style-name="T47">inline namespace peg::literals.</text:span></text:p>
      <text:h text:style-name="P227" text:outline-level="1"><text:bookmark-start text:name="__RefHeading___Toc1975_1517836174"/><text:span text:style-name="T64">Action and semantic predicate</text:span> macros<text:bookmark-end text:name="__RefHeading___Toc1975_1517836174"/></text:h>
      <text:p text:style-name="P129">Peg.h defines <text:span text:style-name="T188">some</text:span> macros <text:span text:style-name="T86">for</text:span> using lambdas <text:span text:style-name="T232">as</text:span> <text:span text:style-name="T172">embedded </text:span>actions and semantic predicates with a <text:span text:style-name="T156">compact</text:span> notation:</text:p>
      <text:p text:style-name="P129"/>
      <text:p text:style-name="P2">#define <text:span text:style-name="T228">do</text:span>_(...) <text:s text:c="4"/>(peg::Do([&amp;]{ __VA_ARGS__ })) <text:s/></text:p>
      <text:p text:style-name="P3">#define pa_(...) <text:s text:c="4"/>(peg::Pred([&amp;](bool &amp;){ __VA_ARGS__ })) <text:s/></text:p>
      <text:p text:style-name="P54">#define pr_(...) <text:s text:c="4"/>(peg::Pred([&amp;](bool &amp;__r){ __r = [&amp;]()-&gt;bool{ __VA_ARGS__ }(); })) <text:s/></text:p>
      <text:p text:style-name="P55">#define if_(...) <text:s text:c="4"/>(peg::Pred([&amp;](bool &amp;__r){ __r = (__VA_ARGS__); })) <text:s/></text:p>
      <text:p text:style-name="P55"/>
      <text:p text:style-name="P148">Th<text:span text:style-name="T100">e do_( ... ) </text:span>macro <text:span text:style-name="T100">defines </text:span>a <text:span text:style-name="T163">scheduled</text:span> action. <text:span text:style-name="T101">The argument is the body of a void() function.</text:span></text:p>
      <text:p text:style-name="P148"/>
      <text:p text:style-name="P148">The <text:span text:style-name="T81">other</text:span> macro<text:span text:style-name="T81">s</text:span> <text:span text:style-name="T100">define</text:span> semantic predicates, <text:span text:style-name="T188">which execute at parsing time.</text:span></text:p>
      <text:p text:style-name="P148"/>
      <text:p text:style-name="P63"><text:span text:style-name="T81">T</text:span>he argument of p<text:span text:style-name="T188">a</text:span>_<text:span text:style-name="T81">( ... ) </text:span>is the body of a <text:span text:style-name="T188">void() function.</text:span> <text:span text:style-name="T90">This</text:span> <text:span text:style-name="T90">predicate always succeeds.</text:span></text:p>
      <text:p text:style-name="P63"/>
      <text:p text:style-name="P63"><text:span text:style-name="T81">T</text:span>he argument of pr_<text:span text:style-name="T81">( ... ) </text:span>is the body of a <text:span text:style-name="T188">bool() </text:span>function<text:span text:style-name="T102">.</text:span> <text:span text:style-name="T90">This</text:span> <text:span text:style-name="T90">predicate succeeds if the</text:span> function returns true, <text:span text:style-name="T90">and fails otherwise</text:span>.</text:p>
      <text:p text:style-name="P63"/>
      <text:p text:style-name="P63">The argument of if_( ... ) is <text:span text:style-name="T103">a</text:span> bool<text:span text:style-name="T99">ean</text:span> expression. Th<text:span text:style-name="T188">is</text:span> predicate succeeds if <text:span text:style-name="T103">the value of the </text:span>expression <text:span text:style-name="T103">is</text:span> true, and fails otherwise. </text:p>
      <text:p text:style-name="P64"/>
      <text:p text:style-name="P200"><text:span text:style-name="T230">T</text:span>he following rule<text:span text:style-name="T81">s</text:span> <text:span text:style-name="T87">are equivalent and </text:span>always fail:</text:p>
      <text:p text:style-name="P193"/>
      <text:p text:style-name="P14"><text:span text:style-name="T6">Rule fail</text:span><text:span text:style-name="T7">1, fail2</text:span><text:span text:style-name="T6">;</text:span></text:p>
      <text:p text:style-name="P46">fail<text:span text:style-name="T81">1</text:span> = if_( <text:span text:style-name="T81">false</text:span> );</text:p>
      <text:p text:style-name="P53">fail2 = pr_( return false; );</text:p>
      <text:p text:style-name="P46"/>
      <text:p text:style-name="P182"><text:span text:style-name="T87">These</text:span> macros <text:span text:style-name="T62">expand to</text:span> parenthesized expressions. If <text:span text:style-name="T61">they are </text:span>placed <text:span text:style-name="T63">immediately following </text:span>another expression, they attach to it, <text:span text:style-name="T64">because the parentheses are interpreted as operator()</text:span>. <text:span text:style-name="T216">Otherwise, the parentheses are redundant and have no effect.</text:span></text:p>
      <text:p text:style-name="P182"/>
      <text:p text:style-name="P183">Attaching actions and semantic predicates is very useful because it allows adding or removing them anywhere in the rules without shifting the positions of the rule’s expressions in the value stack.</text:p>
      <text:p text:style-name="P183"/>
      <text:p text:style-name="P184">These macros are meant to streamline notation and make grammars more readable, but they are optional. <text:span text:style-name="T232">Do() and Pred() expressions can always be written, either directly or implicitly:</text:span></text:p>
      <text:p text:style-name="P184"/>
      <text:p text:style-name="P15"><text:span text:style-name="T6">Rule fail, </text:span><text:span text:style-name="T11">succeed</text:span><text:span text:style-name="T6">;</text:span></text:p>
      <text:p text:style-name="P47">fail = <text:span text:style-name="T231">[](bool &amp;r){ r = false; };</text:span></text:p>
      <text:p text:style-name="P47"><text:span text:style-name="T231">succeed</text:span> = <text:span text:style-name="T231">[](bool &amp;){ };</text:span></text:p>
      <text:p text:style-name="P47"/>
      <text:p text:style-name="P185">Note that a void(bool &amp;) lambda is implicitly converted to Pred(f) when assigned to a rule, and that the predicate succeeds if f ignores its argument.</text:p>
      <text:p text:style-name="P148"/>
      <text:p text:style-name="P201"><text:soft-page-break/>Consider this simple palindrome recognizer <text:span text:style-name="T190">as a use case for semantic predicates and parsing time actions:</text:span></text:p>
      <text:p text:style-name="P195"/>
      <text:p text:style-name="P13">#include &lt;string&gt;</text:p>
      <text:p text:style-name="P13">#include &lt;iostream&gt;</text:p>
      <text:p text:style-name="P13"/>
      <text:p text:style-name="P13">#include "peg.h"</text:p>
      <text:p text:style-name="P13"/>
      <text:p text:style-name="P13">using namespace std;</text:p>
      <text:p text:style-name="P13">using namespace peg;</text:p>
      <text:p text:style-name="P13"/>
      <text:p text:style-name="P13">class parser : public Parser&lt;string&gt;</text:p>
      <text:p text:style-name="P13">{</text:p>
      <text:p text:style-name="P13"><text:s text:c="4"/>Rule start, pal, chr;</text:p>
      <text:p text:style-name="P13"/>
      <text:p text:style-name="P13">public:</text:p>
      <text:p text:style-name="P13"/>
      <text:p text:style-name="P13"><text:s text:c="4"/>parser(istream &amp;in = cin) : Parser(start, in)</text:p>
      <text:p text:style-name="P13"><text:s text:c="4"/>{</text:p>
      <text:p text:style-name="P13"><text:s text:c="8"/>start <text:s text:c="2"/>= pal-- <text:s text:c="16"/><text:span text:style-name="T228">do</text:span>_( cout &lt;&lt; text() &lt;&lt; endl; )</text:p>
      <text:p text:style-name="P13"><text:s text:c="16"/>;</text:p>
      <text:p text:style-name="P13"><text:s text:c="8"/>pal <text:s text:c="4"/>= chr &gt;&gt; pal &gt;&gt; chr <text:s text:c="4"/>if_( val(0) == val(2) ) </text:p>
      <text:p text:style-name="P13"><text:s text:c="16"/>| chr &gt;&gt; chr <text:s text:c="11"/>if_( val(0) == val(1) ) </text:p>
      <text:p text:style-name="P13"><text:s text:c="16"/>| chr</text:p>
      <text:p text:style-name="P13"><text:s text:c="16"/>;</text:p>
      <text:p text:style-name="P13"><text:s text:c="8"/>chr <text:s text:c="4"/>= Any()-- <text:s text:c="14"/>pa_( val(0) = text(); ) <text:s/></text:p>
      <text:p text:style-name="P13"><text:s text:c="16"/>;</text:p>
      <text:p text:style-name="P13"><text:s text:c="3"/>}</text:p>
      <text:p text:style-name="P13">};</text:p>
      <text:p text:style-name="P13"/>
      <text:p text:style-name="P13">int main()</text:p>
      <text:p text:style-name="P13">{</text:p>
      <text:p text:style-name="P13"><text:s text:c="4"/>parser p;</text:p>
      <text:p text:style-name="P13"><text:s text:c="4"/>while ( p.parse() )</text:p>
      <text:p text:style-name="P13"><text:s text:c="8"/>p.accept();</text:p>
      <text:p text:style-name="P13">}</text:p>
      <text:p text:style-name="P61"/>
      <text:p text:style-name="P139"><text:span text:style-name="T127">The pal rule defines a palindrome as a </text:span><text:span text:style-name="T128">symmetric string, including single characters. <text:s/>For lengths &gt; 1 the symmetry is enforced by two if_( ... ) macros. Characters read from the input are placed in the value stack by the pa_( ... ) macro. In this parser the value stack is only used during parsing. At execution time, the </text:span><text:span text:style-name="T129">do</text:span><text:span text:style-name="T128">_( ... ) macro in rule start outputs a direct text capture of each recognized palindrome, followed by a newline. Recognized palindromes are not necessarily the longest possible, especially when the input contains sequences of repeated characters.</text:span></text:p>
      <text:h text:style-name="Heading_20_1" text:outline-level="1"><text:bookmark-start text:name="__RefHeading___Toc2467_1285663837"/>Checking a grammar<text:bookmark-end text:name="__RefHeading___Toc2467_1285663837"/></text:h>
      <text:p text:style-name="P148">If the macro PEG_<text:span text:style-name="T57">DEBUG</text:span> is defined before including peg.h, the rules are compiled with a method that allows checking <text:span text:style-name="T212">the</text:span> grammar <text:span text:style-name="T212">by calling method check() after the grammar is built.</text:span></text:p>
      <text:p text:style-name="P121"/>
      <text:p text:style-name="P181">Check() <text:span text:style-name="T55">visits</text:span> all grammar paths originating in the starting rule <text:span text:style-name="T53">and throws an exception of type Rule::bad_rule if it </text:span>detects uninitialized rules <text:span text:style-name="T54">or</text:span> <text:span text:style-name="T53">potential </text:span>left recursion, <text:span text:style-name="T54">i.e. closed paths that may be traversed without consuming input</text:span>. </text:p>
      <text:p text:style-name="P148"/>
      <text:p text:style-name="P148">It cannot be called more than once on the same grammar, which would be pointless anyway. Once the grammar is checked, both the macro and the call to check() can be removed.</text:p>
      <text:p text:style-name="P148"/>
      <text:p text:style-name="P148"><text:span text:style-name="T241">In debug mode </text:span>each rule may be assigned a name <text:span text:style-name="T58">(a const char *)</text:span>. For example,</text:p>
      <text:p text:style-name="P148"/>
      <text:p text:style-name="P73"><text:span text:style-name="T8">c</text:span><text:span text:style-name="T9">alc.</text:span><text:span text:style-name="T10">name = “calc”;</text:span></text:p>
      <text:p text:style-name="P128"/>
      <text:p text:style-name="P135"><text:span text:style-name="T242">And </text:span>peg.h defines the macro peg_debug() as follows:</text:p>
      <text:p text:style-name="P135"/>
      <text:p text:style-name="P138"><text:tab/><text:span text:style-name="T1">#define peg_debug(rule) rule</text:span><text:span text:style-name="T2">.</text:span><text:span text:style-name="T3">name = </text:span><text:span text:style-name="T1">#rule</text:span></text:p>
      <text:p text:style-name="P127"/>
      <text:p text:style-name="P93"><text:span text:style-name="T95">R</text:span>ules that have <text:span text:style-name="T242">debugging </text:span>names assigned will print messages <text:span text:style-name="T56">to standard error </text:span>when visited by check(). <text:span text:style-name="T243">For example, we define PEG_DEBUG in the calculator. In the constructor, after the grammar is built, we write:</text:span></text:p>
      <text:p text:style-name="P130"/>
      <text:p text:style-name="P133"><text:tab/>peg_debug(NUMBER);</text:p>
      <text:p text:style-name="P133"><text:tab/>peg_debug(LPAR);</text:p>
      <text:p text:style-name="P133"><text:tab/>peg_debug(RPAR);</text:p>
      <text:p text:style-name="P133"><text:tab/>peg_debug(ADD);</text:p>
      <text:p text:style-name="P133"><text:tab/>peg_debug(SUB);</text:p>
      <text:p text:style-name="P133"><text:tab/>peg_debug(MUL);</text:p>
      <text:p text:style-name="P133"><text:tab/>peg_debug(DIV);</text:p>
      <text:p text:style-name="P133"><text:tab/>peg_debug(calc);</text:p>
      <text:p text:style-name="P133"><text:tab/>peg_debug(expression);</text:p>
      <text:p text:style-name="P133"><text:tab/>peg_debug(term);</text:p>
      <text:p text:style-name="P133"><text:tab/>peg_debug(factor);</text:p>
      <text:p text:style-name="P133"><text:tab/></text:p>
      <text:p text:style-name="P122"><text:tab/>check();</text:p>
      <text:p text:style-name="P122"/>
      <text:p text:style-name="P105"><text:soft-page-break/>When the parser is <text:span text:style-name="T247">instantiated</text:span>, we get the following output on standard error:</text:p>
      <text:p text:style-name="P95"/>
      <text:p text:style-name="P59">calc</text:p>
      <text:p text:style-name="P59">| expression</text:p>
      <text:p text:style-name="P59">| | term</text:p>
      <text:p text:style-name="P59">| | | factor</text:p>
      <text:p text:style-name="P59">| | | | NUMBER</text:p>
      <text:p text:style-name="P59">| | | | LPAR</text:p>
      <text:p text:style-name="P59">| | | | expression (r)</text:p>
      <text:p text:style-name="P59">| | | | RPAR</text:p>
      <text:p text:style-name="P59">| | | MUL</text:p>
      <text:p text:style-name="P59">| | | factor (v)</text:p>
      <text:p text:style-name="P59">| | | DIV</text:p>
      <text:p text:style-name="P59">| | | factor (v)</text:p>
      <text:p text:style-name="P59">| | ADD</text:p>
      <text:p text:style-name="P59">| | term (v)</text:p>
      <text:p text:style-name="P59">| | SUB</text:p>
      <text:p text:style-name="P59">| | term (v)</text:p>
      <text:p text:style-name="P59">calc: check OK</text:p>
      <text:p text:style-name="P23"/>
      <text:p text:style-name="P95">The name of each rule is printed when visited, with an indentation that reflects the level of nesting. The syntax tree of each rule is visited only once. Rules that have already been visited are marked (v). Recursive calls are marked (r). </text:p>
      <text:p text:style-name="P94"/>
      <text:p text:style-name="P96">Now we <text:span text:style-name="T194">introduce</text:span> a small change <text:span text:style-name="T194">in</text:span> the grammar: in rule factor we make LPAR optional (~LPAR). This change makes the grammar left-recursive, <text:span text:style-name="T244">as</text:span> the cycle expression → term → factor → expression <text:span text:style-name="T226">can</text:span> <text:span text:style-name="T244">now </text:span>close without consuming input. Check() detects the problem:</text:p>
      <text:p text:style-name="P96"/>
      <text:p text:style-name="P45">calc </text:p>
      <text:p text:style-name="P45">| expression </text:p>
      <text:p text:style-name="P45">| | term </text:p>
      <text:p text:style-name="P45">| | | factor </text:p>
      <text:p text:style-name="P45">| | | | NUMBER </text:p>
      <text:p text:style-name="P45">| | | | LPAR </text:p>
      <text:p text:style-name="P45">| | | | expression (r)</text:p>
      <text:p text:style-name="P45">terminate called after throwing an instance of 'peg::Rule::bad_rule'</text:p>
      <text:p text:style-name="P45"><text:s text:c="2"/>what(): <text:s/>Left-recursive rule</text:p>
      <text:p text:style-name="P45"/>
      <text:p text:style-name="P97">Some low-level lexical rules like WS have not been debugged, because they would clutter the output of the debugger. Note that <text:span text:style-name="T59">c</text:span>heck() always checks the whole grammar, <text:span text:style-name="T60">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24" text:outline-level="1"><text:bookmark-start text:name="__RefHeading___Toc1981_1517836174"/>Unicode support<text:bookmark-end text:name="__RefHeading___Toc1981_1517836174"/></text:h>
      <text:p text:style-name="P132"><text:span text:style-name="T142">Pegpp</text:span> supports Unicode.</text:p>
      <text:p text:style-name="P137"/>
      <text:p text:style-name="P140">Strings <text:span text:style-name="T66">and input streams should</text:span> be <text:span text:style-name="T69">encoded in </text:span>UTF8. <text:span text:style-name="T69">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Examples:</text:span></text:p>
      <text:p text:style-name="P99"/>
      <text:p text:style-name="P7">“<text:span text:style-name="T74">aa</text:span>”<text:tab/><text:tab/><text:tab/><text:tab/><text:span text:style-name="T67">(ok, ascii string)</text:span></text:p>
      <text:p text:style-name="P4"><text:span text:style-name="T68">u8</text:span>“<text:span text:style-name="T68">áá”<text:tab/><text:tab/><text:tab/><text:tab/>(ok, explicit UTF8: 0xc3, 0xa1, 0xc3, 0xa1, 0)</text:span></text:p>
      <text:p text:style-name="P5"><text:span text:style-name="T77">u8</text:span>“\U000000e1\U000000e1”<text:tab/>(same, <text:span text:style-name="T80">using code points</text:span>)</text:p>
      <text:p text:style-name="P6">“áá”<text:tab/><text:tab/><text:tab/><text:tab/><text:span text:style-name="T67">(ok in Linux)</text:span></text:p>
      <text:p text:style-name="P8"/>
      <text:p text:style-name="P52">U“áá”<text:tab/><text:tab/><text:tab/><text:tab/>(<text:span text:style-name="T78">compilation error</text:span>, wide strings not supported)</text:p>
      <text:p text:style-name="P22"/>
      <text:p text:style-name="P101"><text:span text:style-name="T71">V</text:span>alid string literal<text:span text:style-name="T71">s</text:span> <text:span text:style-name="T194">may</text:span> be suffixed with _lit or _ccl as necessary.</text:p>
      <text:p text:style-name="P99"/>
      <text:p text:style-name="P100"><text:span text:style-name="T98">C</text:span>haracter <text:span text:style-name="T98">values</text:span> are <text:span text:style-name="T70">32 bits wide (char32_t) and can hold any Unicode code point</text:span>. <text:span text:style-name="T72">Ascii (7-bit) literals like ‘a’ are automatically promoted to 32 bits. </text:span></text:p>
      <text:p text:style-name="P100"/>
      <text:p text:style-name="P102"><text:span text:style-name="T76">Non-ascii</text:span> <text:span text:style-name="T96">character literals</text:span> must be explicitly defined as char32_t by prepending them with the U prefix. O<text:span text:style-name="T73">mitting the prefix is always incorrect. Depending on the context, it may</text:span> generate <text:span text:style-name="T78">compilation errors or warnings about using multichar constants, or just go undetected.</text:span></text:p>
      <text:p text:style-name="P98"><text:tab/></text:p>
      <text:p text:style-name="P48">‘a’<text:tab/><text:tab/><text:tab/><text:tab/>(<text:span text:style-name="T72">ok, ascii value implicitly </text:span>promoted to char32_t)</text:p>
      <text:p text:style-name="P49">U‘á’<text:tab/><text:tab/><text:tab/><text:tab/>(<text:span text:style-name="T75">ok, </text:span>explicit char32_t)</text:p>
      <text:p text:style-name="P49">U‘<text:span text:style-name="T79">\xe1</text:span>’<text:tab/><text:tab/><text:tab/><text:tab/>(<text:span text:style-name="T79">same, using code point</text:span>)</text:p>
      <text:p text:style-name="P50">U‘á’_<text:span text:style-name="T71">lit</text:span><text:tab/><text:tab/><text:tab/>(<text:span text:style-name="T75">ok, </text:span>explicit char32_t)</text:p>
      <text:p text:style-name="P50"/>
      <text:p text:style-name="P50">‘á’<text:tab/><text:tab/><text:tab/><text:tab/>(<text:span text:style-name="T73">incorrect, possible compiler warning</text:span>)</text:p>
      <text:p text:style-name="P51">‘<text:span text:style-name="T71">á’_lit<text:tab/><text:tab/><text:tab/><text:tab/>(compilation error, operator“”_lit(int) not defined)</text:span></text:p>
      <text:p text:style-name="P51"/>
      <text:p text:style-name="P103"><text:span text:style-name="T71">V</text:span>alid char<text:span text:style-name="T97">acter</text:span> literals accept the _lit suffix.</text:p>
      <text:h text:style-name="Heading_20_1" text:outline-level="1"><text:bookmark-start text:name="__RefHeading___Toc1983_1517836174"/><text:soft-page-break/>The <text:span text:style-name="T258">P</text:span>arser class<text:bookmark-end text:name="__RefHeading___Toc1983_1517836174"/></text:h>
      <text:p text:style-name="P107">The Parser class <text:span text:style-name="T260">encapsulates</text:span> a grammar, an input matcher and a value stack:<text:span text:style-name="T261"> </text:span></text:p>
      <text:p text:style-name="P106"/>
      <text:p text:style-name="P24">Parser&lt;T...&gt; </text:p>
      <text:p text:style-name="P65"/>
      <text:p text:style-name="P104"><text:span text:style-name="T151">The v</text:span><text:span text:style-name="T143">alue stack </text:span><text:span text:style-name="T150">hold</text:span><text:span text:style-name="T151">s</text:span><text:span text:style-name="T150"> variants supporting the set of types possibly returned by the grammar’s rules </text:span><text:span text:style-name="T151">(T…) </text:span><text:span text:style-name="T150">and </text:span><text:span text:style-name="T151">is</text:span><text:span text:style-name="T143"> implemented </text:span><text:span text:style-name="T144">by default </text:span><text:span text:style-name="T143">with </text:span><text:span text:style-name="T147">an auto-resizing vector. If </text:span><text:span text:style-name="T150">there is a possibility that the stack would resize</text:span><text:span text:style-name="T147"> and the copy constructor of a stack element is very costly, </text:span><text:span text:style-name="T149">an alternative implementation </text:span><text:span text:style-name="T151">using a map may be more efficient</text:span><text:span text:style-name="T147">. </text:span><text:span text:style-name="T148">To try this option</text:span><text:span text:style-name="T147">, </text:span><text:span text:style-name="T146">#</text:span><text:span text:style-name="T145">define </text:span><text:span text:style-name="T144">PEG_USE_MAP</text:span><text:span text:style-name="T143"> </text:span><text:span text:style-name="T144">before including peg.h.</text:span></text:p>
      <text:p text:style-name="P126"/>
      <text:p text:style-name="P136">This is the interface <text:span text:style-name="T157">of the Parser&lt;T...&gt; class</text:span>:</text:p>
      <text:p text:style-name="P131"/>
      <text:p text:style-name="P10">// Construct<text:span text:style-name="T104">or</text:span></text:p>
      <text:p text:style-name="P10">Parser(Rule &amp;r, std::istream &amp;in = std::cin);</text:p>
      <text:p text:style-name="P10"/>
      <text:p text:style-name="P10">// Parsing methods</text:p>
      <text:p text:style-name="P10">bool parse();</text:p>
      <text:p text:style-name="P10">void accept();</text:p>
      <text:p text:style-name="P10">void clear();</text:p>
      <text:p text:style-name="P10">std::string text() <text:span text:style-name="T142">const</text:span>;</text:p>
      <text:p text:style-name="P10"/>
      <text:p text:style-name="P10">// <text:span text:style-name="T158">Grammar check</text:span></text:p>
      <text:p text:style-name="P10">#ifdef PEG_DEBUG</text:p>
      <text:p text:style-name="P10">void check() const;</text:p>
      <text:p text:style-name="P10">#endif</text:p>
      <text:p text:style-name="P21"/>
      <text:p text:style-name="P70">// <text:span text:style-name="T259">Accessing the value stack</text:span></text:p>
      <text:p text:style-name="P70"><text:span text:style-name="T159">element</text:span>_type &amp;val(<text:span text:style-name="T158">std::</text:span>size_t idx);</text:p>
      <text:p text:style-name="P69">template &lt;typename U&gt; U &amp;val(<text:span text:style-name="T160">std::</text:span>size_t idx); </text:p>
      <text:p text:style-name="P68"/>
      <text:p text:style-name="P203">The constructor takes one or two arguments. The first argument is a reference to the grammar’s start rule. The second (optional) argument is a reference to the input stream, by default standard input.</text:p>
      <text:p text:style-name="P203"/>
      <text:list xml:id="list2792338060" text:style-name="L3">
        <text:list-item>
          <text:p text:style-name="P217">parse() parses the starting rule.</text:p>
        </text:list-item>
        <text:list-item>
          <text:p text:style-name="P217">accept() <text:span text:style-name="T213">executes the scheduled actions and discards matched input. </text:span></text:p>
        </text:list-item>
        <text:list-item>
          <text:p text:style-name="P217">clear() <text:span text:style-name="T213">discards all input and all scheduled actions. </text:span></text:p>
        </text:list-item>
        <text:list-item>
          <text:p text:style-name="P217">text() <text:span text:style-name="T213">returns a string with the contents of the most recently closed text capture.</text:span> </text:p>
        </text:list-item>
        <text:list-item>
          <text:p text:style-name="P217">If PEG_DEBUG <text:span text:style-name="T213">is defined</text:span>, check() checks the grammar from the start rule.</text:p>
        </text:list-item>
        <text:list-item>
          <text:p text:style-name="P219">val(n) and val&lt;T&gt;(n) access the value stack.</text:p>
          <text:p text:style-name="P218"/>
        </text:list-item>
      </text:list>
      <text:p text:style-name="P202"><text:span text:style-name="T161">Method v</text:span>al(n) returns a reference to slot <text:span text:style-name="T108">n </text:span>of the stack, <text:span text:style-name="T259">of type element_type = std::variant&lt;std::monostate, T...&gt;</text:span>. Rules return their values by assigning val(0). For example, in a <text:span text:style-name="T161">Parser</text:span>&lt;int, std::string&gt; a rule could execute any of the following:</text:p>
      <text:p text:style-name="P204"/>
      <text:p text:style-name="P76">val(0) = val(2);<text:tab/>// <text:span text:style-name="T105">assign type and value of slot 2 to slot 0</text:span></text:p>
      <text:p text:style-name="P18">val(0) = 33;<text:tab/><text:tab/>// <text:span text:style-name="T105">assign slot 0 type int and value 33</text:span></text:p>
      <text:p text:style-name="P66">val(0) = “<text:span text:style-name="T109">h</text:span>ello”;<text:tab/>// <text:span text:style-name="T105">assign slot 0 type string and value “hello”</text:span></text:p>
      <text:p text:style-name="P141"/>
      <text:p text:style-name="P144">When <text:span text:style-name="T259">reading</text:span> the value contained in a slot, it is necessary to <text:span text:style-name="T159">use </text:span>the second form of val(), with an explicit type qualification: val&lt;T&gt;(n) <text:span text:style-name="T263">is equivalent to std::get&lt;T&gt;(val(n)). It r</text:span>eturns a reference to the value of type T contained in slot n of the value stack, or throws std::bad_variant_access if the slot does not currently hold a value of type T. </text:p>
      <text:p text:style-name="P142"/>
      <text:p text:style-name="P144"><text:span text:style-name="T262">K</text:span>nowing that slot 3 contains a string and slot 2 contains an int, these are legal:</text:p>
      <text:p text:style-name="P141"/>
      <text:p text:style-name="P67">std::cout &lt;&lt; val&lt;std::string&gt;(3) &lt;&lt; std::endl;</text:p>
      <text:p text:style-name="P67">val&lt;int&gt;(2) += 100;</text:p>
      <text:p text:style-name="P67"/>
      <text:p text:style-name="P145">Certain operations that involve reading values, like comparing two slots for equality, can be done without type qualification. For example, </text:p>
      <text:p text:style-name="P145"/>
      <text:p text:style-name="P71">if ( val(n1) == val(n2) )</text:p>
      <text:p text:style-name="P71"><text:tab/>...</text:p>
      <text:p text:style-name="P71"/>
      <text:p text:style-name="P146">checks that slots n1 and n2 hold values of the same type and equal magnitude.</text:p>
      <text:h text:style-name="P225" text:outline-level="1"><text:bookmark-start text:name="__RefHeading___Toc1985_1517836174"/><text:soft-page-break/>A <text:span text:style-name="T214">multi-typed value stack</text:span> <text:span text:style-name="T213">parser</text:span><text:bookmark-end text:name="__RefHeading___Toc1985_1517836174"/></text:h>
      <text:p text:style-name="P134">This parser <text:span text:style-name="T106">copies its input to its output, except when it finds embedded integers or sums of integers, which are replaced by their values. It is an artificial example, just for illustration.</text:span></text:p>
      <text:p text:style-name="P134"/>
      <text:p text:style-name="P19">#include &lt;iostream&gt;</text:p>
      <text:p text:style-name="P19">#include &lt;string&gt;</text:p>
      <text:p text:style-name="P19">#include "peg.h"</text:p>
      <text:p text:style-name="P19"/>
      <text:p text:style-name="P19">using namespace std;</text:p>
      <text:p text:style-name="P19">using namespace peg;</text:p>
      <text:p text:style-name="P19"/>
      <text:p text:style-name="P19">class numsum : public Parser&lt;int, string&gt;</text:p>
      <text:p text:style-name="P19">{</text:p>
      <text:p text:style-name="P19"><text:s text:c="4"/>Rule start, sum, other, number;</text:p>
      <text:p text:style-name="P19"/>
      <text:p text:style-name="P19">public:</text:p>
      <text:p text:style-name="P19"/>
      <text:p text:style-name="P19"><text:s text:c="4"/>numsum(istream &amp;in = cin) : Parser(start, in)</text:p>
      <text:p text:style-name="P19"><text:s text:c="4"/>{</text:p>
      <text:p text:style-name="P19"><text:s text:c="8"/>start <text:s text:c="2"/>= sum <text:s text:c="18"/><text:span text:style-name="T229">do</text:span>_( cout &lt;&lt; val&lt;int&gt;(0); )</text:p>
      <text:p text:style-name="P20"><text:s text:c="16"/>| other <text:s text:c="16"/><text:span text:style-name="T229">do</text:span>_( cout &lt;&lt; val&lt;string&gt;(0); )</text:p>
      <text:p text:style-name="P20"><text:s text:c="16"/>;</text:p>
      <text:p text:style-name="P19"><text:s text:c="8"/>sum <text:s text:c="4"/>= number &gt;&gt; *(</text:p>
      <text:p text:style-name="P19"><text:s text:c="24"/>'+' &gt;&gt; number <text:s text:c="2"/><text:span text:style-name="T229">do</text:span>_( val&lt;int&gt;(0) += val&lt;int&gt;(2); )</text:p>
      <text:p text:style-name="P20"><text:s text:c="20"/>)</text:p>
      <text:p text:style-name="P20"><text:s text:c="16"/>;</text:p>
      <text:p text:style-name="P19"><text:s text:c="8"/>number <text:s/>= (+"0-9"_ccl)-- <text:s text:c="7"/><text:span text:style-name="T229">do</text:span>_( val(0) = stoi(text()); ); <text:s text:c="3"/>// <text:span text:style-name="T175">return</text:span> int</text:p>
      <text:p text:style-name="P19"><text:s text:c="8"/>other <text:s text:c="2"/>= Any()-- <text:s text:c="14"/><text:span text:style-name="T229">do</text:span>_( val(0) = text(); ); <text:s text:c="9"/>// <text:span text:style-name="T175">return</text:span> string</text:p>
      <text:p text:style-name="P19"><text:s text:c="4"/>}</text:p>
      <text:p text:style-name="P19">};</text:p>
      <text:p text:style-name="P19"/>
      <text:p text:style-name="P19">int main()</text:p>
      <text:p text:style-name="P19">{</text:p>
      <text:p text:style-name="P19"><text:s text:c="4"/>numsum ns;</text:p>
      <text:p text:style-name="P19"><text:s text:c="4"/>while ( ns.parse() )</text:p>
      <text:p text:style-name="P19"><text:s text:c="8"/>ns.accept();</text:p>
      <text:p text:style-name="P19">}</text:p>
      <text:p text:style-name="P72"/>
      <text:p text:style-name="P143"><text:span text:style-name="T195">I</text:span>nput: <text:tab/>aaa123+001<text:span text:style-name="T107">+02</text:span>bbb00044cc</text:p>
      <text:p text:style-name="P143">Output:<text:tab/>aaa12<text:span text:style-name="T107">6</text:span>bbb44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2" svg:font-family="Verdana"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font-weight="bold" style:font-size-asian="8pt" style:font-weight-asian="bold" style:font-size-complex="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4:24:18.642371077</meta:creation-date>
    <meta:generator>LibreOffice/6.2.4.2$Linux_X86_64 LibreOffice_project/20$Build-2</meta:generator>
    <dc:date>2019-06-23T19:33:14.987894593</dc:date>
    <meta:editing-duration>P2DT2H52M42S</meta:editing-duration>
    <meta:editing-cycles>594</meta:editing-cycles>
    <meta:document-statistic meta:table-count="0" meta:image-count="0" meta:object-count="0" meta:page-count="11" meta:paragraph-count="409" meta:word-count="4486" meta:character-count="27303" meta:non-whitespace-character-count="22225"/>
  </office:meta>
</office:document-meta>
</file>